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P10" style:family="paragraph" style:parent-style-name="Standard">
      <style:text-properties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P11" style:family="paragraph" style:parent-style-name="Standard">
      <style:text-properties fo:color="#000000" style:font-name="Times New Roman" fo:font-size="12pt" fo:language="en" fo:country="US" style:font-name-asian="Times New Roman1" style:font-size-asian="12pt" style:language-asian="es" style:country-asian="AR" style:font-name-complex="Times New Roman1" style:font-size-complex="12pt"/>
    </style:style>
    <style:style style:name="P12" style:family="paragraph" style:parent-style-name="Standard">
      <style:text-properties style:font-name="Calibri Light" style:font-name-asian="F" style:font-name-complex="F"/>
    </style:style>
    <style:style style:name="P13" style:family="paragraph" style:parent-style-name="Standard">
      <style:paragraph-properties fo:margin-left="0cm" fo:margin-right="0cm" fo:text-indent="1.249cm" style:auto-text-indent="false"/>
    </style:style>
    <style:style style:name="P14" style:family="paragraph" style:parent-style-name="Standard">
      <style:paragraph-properties fo:margin-left="0cm" fo:margin-right="0cm" fo:text-indent="1.249cm" style:auto-text-indent="false" fo:break-before="page"/>
    </style:style>
    <style:style style:name="P15" style:family="paragraph" style:parent-style-name="Standard">
      <style:paragraph-properties fo:margin-left="1.249cm" fo:margin-right="0cm" fo:text-indent="1.249cm" style:auto-text-indent="false"/>
    </style:style>
    <style:style style:name="P16" style:family="paragraph" style:parent-style-name="Standard">
      <style:paragraph-properties fo:margin-left="2.498cm" fo:margin-right="0cm" fo:text-indent="1.249cm" style:auto-text-indent="false"/>
    </style:style>
    <style:style style:name="P17" style:family="paragraph" style:parent-style-name="Standard">
      <style:paragraph-properties fo:margin-left="2.498cm" fo:margin-right="0cm" fo:text-indent="0cm" style:auto-text-indent="false"/>
    </style:style>
    <style:style style:name="P18" style:family="paragraph" style:parent-style-name="Standard">
      <style:paragraph-properties fo:margin-left="1.249cm" fo:margin-right="0cm" fo:text-indent="0cm" style:auto-text-indent="false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2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2pt" fo:language="en" fo:country="US" style:font-name-asian="Times New Roman1" style:font-size-asian="12pt" style:language-asian="es" style:country-asian="AR" style:font-name-complex="Times New Roman1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 fo:break-before="pag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P24" style:family="paragraph" style:parent-style-name="Standard">
      <style:paragraph-properties fo:break-before="page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HTML_20_Preformatted">
      <style:text-properties style:font-name="Calibri" style:font-name-asian="Calibri1" style:language-asian="en" style:country-asian="US" style:font-name-complex="F"/>
    </style:style>
    <style:style style:name="P27" style:family="paragraph" style:parent-style-name="HTML_20_Preformatte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8" style:family="paragraph" style:parent-style-name="HTML_20_Preformatted">
      <style:text-properties fo:font-size="12pt" style:font-size-asian="12pt" style:font-size-complex="12pt"/>
    </style:style>
    <style:style style:name="P29" style:family="paragraph" style:parent-style-name="HTML_20_Preformatted">
      <style:text-properties fo:color="#000000"/>
    </style:style>
    <style:style style:name="P30" style:family="paragraph" style:parent-style-name="HTML_20_Preformatted">
      <style:text-properties fo:language="en" fo:country="US"/>
    </style:style>
    <style:style style:name="P31" style:family="paragraph" style:parent-style-name="HTML_20_Preformatted">
      <style:text-properties fo:color="#000080" fo:language="en" fo:country="US"/>
    </style:style>
    <style:style style:name="P32" style:family="paragraph" style:parent-style-name="HTML_20_Preformatted">
      <style:text-properties fo:color="#008000" fo:font-size="8pt" style:font-size-asian="8pt" style:font-size-complex="8pt"/>
    </style:style>
    <style:style style:name="P33" style:family="paragraph" style:parent-style-name="HTML_20_Preformatted">
      <style:text-properties fo:font-size="8pt" style:font-size-asian="8pt" style:font-size-complex="8pt"/>
    </style:style>
    <style:style style:name="P34" style:family="paragraph" style:parent-style-name="HTML_20_Preformatted">
      <style:paragraph-properties fo:margin-left="1.616cm" fo:margin-right="0cm" fo:text-indent="0cm" style:auto-text-indent="false"/>
    </style:style>
    <style:style style:name="P35" style:family="paragraph" style:parent-style-name="HTML_20_Preformatted">
      <style:paragraph-properties fo:margin-left="1.249cm" fo:margin-right="0cm" fo:text-indent="0cm" style:auto-text-indent="false"/>
    </style:style>
    <style:style style:name="P36" style:family="paragraph" style:parent-style-name="HTML_20_Preformatted">
      <style:paragraph-properties fo:break-before="page"/>
      <style:text-properties fo:color="#000080" fo:language="en" fo:country="US"/>
    </style:style>
    <style:style style:name="P37" style:family="paragraph" style:parent-style-name="Footer">
      <style:paragraph-properties fo:text-align="center" style:justify-single-word="false"/>
    </style:style>
    <style:style style:name="P38" style:family="paragraph">
      <loext:graphic-properties draw:fill="solid" draw:fill-color="#40618b"/>
      <style:paragraph-properties fo:text-align="start"/>
      <style:text-properties fo:font-size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en" fo:country="US" fo:font-weight="bold" style:font-size-asian="12pt" style:font-weight-asian="bold" style:font-size-complex="12pt"/>
    </style:style>
    <style:style style:name="T9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10" style:family="text">
      <style:text-properties fo:color="#000000"/>
    </style:style>
    <style:style style:name="T11" style:family="text">
      <style:text-properties fo:color="#000000" fo:language="en" fo:country="US"/>
    </style:style>
    <style:style style:name="T12" style:family="text">
      <style:text-properties fo:color="#00000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13" style:family="text">
      <style:text-properties fo:color="#000000"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14" style:family="text">
      <style:text-properties fo:color="#000000" style:font-name="Times New Roman" fo:font-size="12pt" fo:language="en" fo:country="US" style:font-name-asian="Times New Roman1" style:font-size-asian="12pt" style:language-asian="es" style:country-asian="AR" style:font-name-complex="Times New Roman1" style:font-size-complex="12pt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style:font-name="Calibri" style:font-name-asian="Calibri1" style:language-asian="en" style:country-asian="US" style:font-name-complex="F"/>
    </style:style>
    <style:style style:name="T17" style:family="text">
      <style:text-properties style:font-name="Calibri" fo:font-size="12pt" fo:font-weight="bold" style:font-name-asian="Calibri1" style:font-size-asian="12pt" style:language-asian="en" style:country-asian="US" style:font-weight-asian="bold" style:font-name-complex="F" style:font-size-complex="12pt"/>
    </style:style>
    <style:style style:name="T18" style:family="text">
      <style:text-properties style:font-name="Calibri" fo:font-size="12pt" style:text-underline-style="solid" style:text-underline-width="auto" style:text-underline-color="font-color" fo:font-weight="bold" style:font-name-asian="Calibri1" style:font-size-asian="12pt" style:language-asian="en" style:country-asian="US" style:font-weight-asian="bold" style:font-name-complex="F" style:font-size-complex="12pt"/>
    </style:style>
    <style:style style:name="T19" style:family="text">
      <style:text-properties style:font-name="Calibri" fo:font-size="11pt" style:font-name-asian="Calibri1" style:font-size-asian="11pt" style:language-asian="en" style:country-asian="US" style:font-name-complex="F" style:font-size-complex="11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weight="bold" style:font-weight-asian="bold"/>
    </style:style>
    <style:style style:name="T23" style:family="text">
      <style:text-properties fo:font-size="11pt" fo:font-weight="bold" style:font-size-asian="11pt" style:font-weight-asian="bold" style:font-size-complex="11pt"/>
    </style:style>
    <style:style style:name="T24" style:family="text">
      <style:text-properties fo:color="#000080" fo:language="en" fo:country="US"/>
    </style:style>
    <style:style style:name="T25" style:family="text">
      <style:text-properties fo:color="#00008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26" style:family="text">
      <style:text-properties fo:color="#000080"/>
    </style:style>
    <style:style style:name="T27" style:family="text">
      <style:text-properties fo:color="#c0c0c0" fo:language="en" fo:country="US"/>
    </style:style>
    <style:style style:name="T28" style:family="text">
      <style:text-properties fo:color="#c0c0c0"/>
    </style:style>
    <style:style style:name="T29" style:family="text">
      <style:text-properties fo:color="#c0c0c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30" style:family="text">
      <style:text-properties fo:color="#c0c0c0"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31" style:family="text">
      <style:text-properties fo:color="#c0c0c0" fo:font-size="8pt" style:font-size-asian="8pt" style:font-size-complex="8pt"/>
    </style:style>
    <style:style style:name="T32" style:family="text">
      <style:text-properties fo:color="#c0c0c0" style:font-name="Times New Roman" fo:font-size="12pt" fo:language="en" fo:country="US" style:font-name-asian="Times New Roman1" style:font-size-asian="12pt" style:language-asian="es" style:country-asian="AR" style:font-name-complex="Times New Roman1" style:font-size-complex="12pt"/>
    </style:style>
    <style:style style:name="T33" style:family="text">
      <style:text-properties fo:color="#008000" fo:language="en" fo:country="US"/>
    </style:style>
    <style:style style:name="T34" style:family="text">
      <style:text-properties fo:color="#008000"/>
    </style:style>
    <style:style style:name="T35" style:family="text">
      <style:text-properties fo:color="#00800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36" style:family="text">
      <style:text-properties fo:color="#008000"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37" style:family="text">
      <style:text-properties fo:color="#008000" fo:font-size="8pt" style:font-size-asian="8pt" style:font-size-complex="8pt"/>
    </style:style>
    <style:style style:name="T38" style:family="text">
      <style:text-properties fo:language="en" fo:country="US"/>
    </style:style>
    <style:style style:name="T39" style:family="text">
      <style:text-properties fo:color="#808000" fo:language="en" fo:country="US"/>
    </style:style>
    <style:style style:name="T40" style:family="text">
      <style:text-properties fo:color="#808000"/>
    </style:style>
    <style:style style:name="T41" style:family="text">
      <style:text-properties fo:color="#80800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42" style:family="text">
      <style:text-properties fo:color="#808000"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43" style:family="text">
      <style:text-properties fo:color="#800080" fo:language="en" fo:country="US"/>
    </style:style>
    <style:style style:name="T44" style:family="text">
      <style:text-properties fo:color="#800080"/>
    </style:style>
    <style:style style:name="T45" style:family="text">
      <style:text-properties fo:color="#80008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46" style:family="text">
      <style:text-properties fo:color="#800080"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47" style:family="text">
      <style:text-properties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48" style:family="text">
      <style:text-properties style:font-name="Courier New" fo:font-size="10pt" style:font-name-asian="Times New Roman1" style:font-size-asian="10pt" style:language-asian="es" style:country-asian="AR" style:font-name-complex="Courier New1" style:font-size-complex="10pt"/>
    </style:style>
    <style:style style:name="T49" style:family="text">
      <style:text-properties fo:font-size="8pt" style:font-size-asian="8pt" style:font-size-complex="8pt"/>
    </style:style>
    <style:style style:name="T50" style:family="text">
      <style:text-properties fo:color="#800000" style:font-name="Courier New" fo:font-size="10pt" fo:language="en" fo:country="US" style:font-name-asian="Times New Roman1" style:font-size-asian="10pt" style:language-asian="es" style:country-asian="AR" style:font-name-complex="Courier New1" style:font-size-complex="10pt"/>
    </style:style>
    <style:style style:name="T5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gr1" style:family="graphic" style:parent-style-name="Frame">
      <style:graphic-properties draw:stroke="none" svg:stroke-width="0cm" draw:fill="solid" draw:fill-color="#40618b" draw:textarea-vertical-align="middle" draw:auto-grow-height="false" fo:min-height="0.979cm" fo:min-width="0.725cm" fo:padding-top="0.127cm" fo:padding-bottom="0.127cm" fo:padding-left="0.254cm" fo:padding-right="0.254cm" fo:wrap-option="wrap" fo:margin-left="0.318cm" fo:margin-right="0.323cm" fo:margin-top="0cm" fo:margin-bottom="0.005cm" style:run-through="background" style:wrap="run-through" style:number-wrapped-paragraphs="no-limit" style:vertical-pos="middle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">STL</text:span></text:p>
      <text:p text:style-name="P1"><text:span text:style-name="T2">Containers</text:span></text:p>
      <text:p text:style-name="Standard"><text:span text:style-name="T3">Los containers pueden ser :</text:span></text:p>
      <text:p text:style-name="Standard"><text:span text:style-name="T5">Adaptors:</text:span></text:p>
      <text:p text:style-name="P13">Stack (<text:span text:style-name="T6">pila)</text:span></text:p>
      <text:p text:style-name="P13">Queue (<text:span text:style-name="T6">cola</text:span>)</text:p>
      <text:p text:style-name="Standard"><text:span text:style-name="T5">De <text:s/>secuencia</text:span>:</text:p>
      <text:p text:style-name="P13">Vector</text:p>
      <text:p text:style-name="P13">Deque( <text:span text:style-name="T6">Como vector pero permite ingresar y </text:span><text:bookmark text:name="_GoBack"/><text:span text:style-name="T6">sacar por <text:s/>el frente</text:span>)</text:p>
      <text:p text:style-name="P13">List</text:p>
      <text:p text:style-name="Standard"><text:span text:style-name="T5">Asociativos</text:span>:</text:p>
      <text:p text:style-name="P13">Map( key,valor)</text:p>
      <text:p text:style-name="P13">Multimap</text:p>
      <text:p text:style-name="P13">Set(<text:span text:style-name="T6">lista sin repertidos</text:span>)</text:p>
      <text:p text:style-name="P13">Multiset</text:p>
      <text:p text:style-name="P13"/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/>
      <text:p text:style-name="P1"><text:soft-page-break/><text:span text:style-name="T5">Adaptors:</text:span></text:p>
      <text:p text:style-name="P13"><text:span text:style-name="T5">Stack:</text:span><text:span text:style-name="T6"> es una pila;</text:span></text:p>
      <text:p text:style-name="P15">Debo incluir &lt;stack&gt;</text:p>
      <text:p text:style-name="P15">Declaración:</text:p>
      <text:p text:style-name="P16">Stack&lt;tipo de dato&gt;nombre;</text:p>
      <text:p text:style-name="P17"><text:s/><text:tab/>Ej. Stack&lt;int&gt; p;</text:p>
      <text:p text:style-name="P15">Funciones miembro</text:p>
      <text:p text:style-name="P13"><text:tab/><text:tab/>p.<text:span text:style-name="T6">Push (t dato);</text:span> agrega un dato a la pila</text:p>
      <text:p text:style-name="P13"><text:tab/><text:tab/>p.<text:span text:style-name="T6">Pop ();</text:span> elimina el dato q este en top</text:p>
      <text:p text:style-name="P13"><text:tab/><text:tab/>p.<text:span text:style-name="T6">Top ();</text:span> muestra el valor de top</text:p>
      <text:p text:style-name="P13"><text:tab/><text:tab/>p.<text:span text:style-name="T6">Empty ();</text:span> me dice si la pila esta vacia</text:p>
      <text:p text:style-name="P16"><text:span text:style-name="T10">p.</text:span><text:span text:style-name="T6">size ();</text:span><text:span text:style-name="T10"> me dice la cantidad de elementos de la pila </text:span></text:p>
      <text:p text:style-name="P13"/>
      <text:p text:style-name="P13"><text:span text:style-name="T5">Queue:</text:span><text:span text:style-name="T6"> </text:span>es una cola;</text:p>
      <text:p text:style-name="P15">Debo incluir &lt;queue&gt;</text:p>
      <text:p text:style-name="P15"><text:span text:style-name="T6">Declaración:</text:span></text:p>
      <text:p text:style-name="P16">Queue &lt;tipo de dato&gt; nombre;</text:p>
      <text:p text:style-name="P17"><text:s/><text:tab/>Ej. Queue&lt;int&gt; c;</text:p>
      <text:p text:style-name="P15">Funciones miembro</text:p>
      <text:p text:style-name="P13"><text:tab/><text:tab/>c.<text:span text:style-name="T6">Push (t dato);</text:span> agrega un dato a la pila</text:p>
      <text:p text:style-name="P13"><text:tab/><text:tab/>c<text:span text:style-name="T6">.Pop ();</text:span> elimina el dato q este en top</text:p>
      <text:p text:style-name="P13"><text:tab/><text:tab/>c.<text:span text:style-name="T6">front ();</text:span> muestra el próximo valor a sacar</text:p>
      <text:p text:style-name="P16">c.<text:span text:style-name="T6">back ();</text:span> muestra el ultimo valor agregado</text:p>
      <text:p text:style-name="P13"><text:tab/><text:tab/>c.<text:span text:style-name="T6">Empty ();</text:span> me dice si la cola esta vacia</text:p>
      <text:p text:style-name="P16"><text:span text:style-name="T10">c.</text:span><text:span text:style-name="T6">size();</text:span><text:span text:style-name="T10"> me dice la cantidad de elementos de la cola</text:span></text:p>
      <text:p text:style-name="P13"/>
      <text:p text:style-name="P13"/>
      <text:p text:style-name="P13"/>
      <text:p text:style-name="P13"/>
      <text:p text:style-name="P15"><text:soft-page-break/><text:span text:style-name="T5">priority queue</text:span></text:p>
      <text:p text:style-name="P15">Debo incluir &lt;queue&gt;</text:p>
      <text:p text:style-name="P15"><text:span text:style-name="T5">Declaración:</text:span></text:p>
      <text:p text:style-name="P16"><text:span text:style-name="T6">Priority_queue</text:span>&lt;tipo de dato&gt;nombre;</text:p>
      <text:p text:style-name="P17"><text:s/><text:tab/>Ej. <text:span text:style-name="T6">Priority_queue</text:span> &lt;int&gt; cola_p;</text:p>
      <text:p text:style-name="P15"><text:span text:style-name="T5">Funciones miembro</text:span></text:p>
      <text:p text:style-name="P13"><text:tab/><text:tab/>cola_p.<text:span text:style-name="T6">Push (t dato);</text:span> agrega un dato a la pila</text:p>
      <text:p text:style-name="P13"><text:tab/><text:tab/>cola_p.<text:span text:style-name="T6">Pop ();</text:span> elimina el dato q este en top</text:p>
      <text:p text:style-name="P13"><text:tab/><text:tab/>cola_p.<text:span text:style-name="T6">Top ();</text:span> muestra el valor de top</text:p>
      <text:p text:style-name="P13"><text:tab/><text:tab/>cola_p.<text:span text:style-name="T6">Empty ();</text:span> me dice si la pila esta vacia</text:p>
      <text:p text:style-name="P16">cola_<text:span text:style-name="T10">p.</text:span><text:span text:style-name="T6">size ();</text:span><text:span text:style-name="T10"> me dice la cantidad de elementos de la pila </text:span></text:p>
      <text:p text:style-name="P13"/>
      <text:p text:style-name="P13"/>
      <text:p text:style-name="P13"/>
      <text:p text:style-name="P13"><text:s/></text:p>
      <text:p text:style-name="Standard"/>
      <text:p text:style-name="P14"/>
      <text:p text:style-name="P13"/>
      <text:p text:style-name="P1"><text:span text:style-name="T5">Funciones miembro comunes en todos los contenedores(secuenciales y asociatvos)</text:span></text:p>
      <text:p text:style-name="HTML_20_Preformatted">Contenedor<text:span text:style-name="T6">::iterator</text:span></text:p>
      <text:p text:style-name="HTML_20_Preformatted"><text:span text:style-name="T16">crea iterador</text:span></text:p>
      <text:p text:style-name="P26"/>
      <text:p text:style-name="HTML_20_Preformatted">Contenedor.<text:span text:style-name="T6">begin()</text:span></text:p>
      <text:p text:style-name="HTML_20_Preformatted"><text:span text:style-name="T16">devuelve iterator aprimera posición del contenedor</text:span></text:p>
      <text:p text:style-name="P26"/>
      <text:p text:style-name="HTML_20_Preformatted">contenedor.<text:span text:style-name="T6">end();</text:span></text:p>
      <text:p text:style-name="HTML_20_Preformatted"><text:span text:style-name="T16">devuelve iterator a ultima posición;</text:span></text:p>
      <text:p text:style-name="P26"/>
      <text:p text:style-name="HTML_20_Preformatted">contenedor.<text:span text:style-name="T6">size()</text:span></text:p>
      <text:p text:style-name="HTML_20_Preformatted"><text:span text:style-name="T16">devuelve cantidad de elementos del contenedor</text:span></text:p>
      <text:p text:style-name="P26"/>
      <text:p text:style-name="HTML_20_Preformatted">contenedor.<text:span text:style-name="T6">empty()</text:span></text:p>
      <text:p text:style-name="HTML_20_Preformatted"><text:span text:style-name="T16">devuelve true si esta vacio</text:span></text:p>
      <text:p text:style-name="P26"/>
      <text:p text:style-name="HTML_20_Preformatted">contenedor.<text:span text:style-name="T6">erase(iterator)</text:span></text:p>
      <text:p text:style-name="HTML_20_Preformatted"><text:span text:style-name="T16">borra el elemento en la posición iterator</text:span></text:p>
      <text:p text:style-name="P26"/>
      <text:p text:style-name="HTML_20_Preformatted">contenedor.<text:span text:style-name="T6">erase(iterator,iterator2)</text:span></text:p>
      <text:p text:style-name="HTML_20_Preformatted"><text:span text:style-name="T16">borra los elementos entre iterator y iterator2</text:span></text:p>
      <text:p text:style-name="P26"/>
      <text:p text:style-name="HTML_20_Preformatted">contenedor.<text:span text:style-name="T6">clear()</text:span></text:p>
      <text:p text:style-name="HTML_20_Preformatted"><text:span text:style-name="T16">borra todos los elementos del contenedor</text:span></text:p>
      <text:p text:style-name="P26"/>
      <text:p text:style-name="HTML_20_Preformatted">contenedor.<text:span text:style-name="T6">swap(cont2 )</text:span></text:p>
      <text:p text:style-name="HTML_20_Preformatted"><text:span text:style-name="T16">intercambia contenedor y cont2( contenedor y cont dos deben ser del mismo tipo por ej dos listas )</text:span></text:p>
      <text:p text:style-name="P26"/>
      <text:p text:style-name="P2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"><text:span text:style-name="T4">CONTENEDORES SECUENCIALES</text:span></text:p>
      <text:p text:style-name="P27"/>
      <text:p text:style-name="HTML_20_Preformatted"><text:span text:style-name="T5">VECTOR </text:span></text:p>
      <text:p text:style-name="P26"/>
      <text:p text:style-name="HTML_20_Preformatted"><text:span text:style-name="T16"><text:tab/>#include &lt;vector&gt;</text:span></text:p>
      <text:p text:style-name="HTML_20_Preformatted"/>
      <text:p text:style-name="HTML_20_Preformatted"><text:span text:style-name="T6"><text:s text:c="5"/></text:span><text:span text:style-name="T5">DECLARACION</text:span><text:span text:style-name="T6">:</text:span></text:p>
      <text:p text:style-name="HTML_20_Preformatted"><text:span text:style-name="T16"><text:tab/>vector&lt;tipo dato&gt; nombre;</text:span></text:p>
      <text:p text:style-name="HTML_20_Preformatted"><text:span text:style-name="T16"><text:tab/>Ej vector&lt;char&gt; letras;</text:span></text:p>
      <text:p text:style-name="HTML_20_Preformatted"/>
      <text:p text:style-name="P13"><text:span text:style-name="T5">FUNCIONES MIEMBRO:</text:span></text:p>
      <text:p text:style-name="HTML_20_Preformatted"/>
      <text:p text:style-name="HTML_20_Preformatted"><text:span text:style-name="T7"><text:tab/>letras.</text:span><text:span text:style-name="T17">push_back(dato);</text:span></text:p>
      <text:p text:style-name="HTML_20_Preformatted"><text:span text:style-name="T16"><text:tab/>agrega un elemento al final(si esta vacio crea uno) <text:s/></text:span></text:p>
      <text:p text:style-name="HTML_20_Preformatted"/>
      <text:p text:style-name="HTML_20_Preformatted"><text:span text:style-name="T7"><text:tab/>letras.</text:span><text:span text:style-name="T17">pop_back();</text:span></text:p>
      <text:p text:style-name="HTML_20_Preformatted"><text:span text:style-name="T16"><text:tab/>saca el ultimo elemento</text:span></text:p>
      <text:p text:style-name="HTML_20_Preformatted"/>
      <text:p text:style-name="HTML_20_Preformatted"><text:span text:style-name="T7"><text:tab/>letras.</text:span><text:span text:style-name="T17">at(INT POS);</text:span></text:p>
      <text:p text:style-name="HTML_20_Preformatted"><text:span text:style-name="T16"><text:tab/>devuelve el elemento de la posicion POS <text:s text:c="2"/></text:span></text:p>
      <text:p text:style-name="HTML_20_Preformatted"/>
      <text:p text:style-name="HTML_20_Preformatted"><text:span text:style-name="T7"><text:tab/>letras.</text:span><text:span text:style-name="T17">capacity();</text:span></text:p>
      <text:p text:style-name="HTML_20_Preformatted"><text:span text:style-name="T16"><text:tab/>devuelve la capacidad del vector</text:span></text:p>
      <text:p text:style-name="HTML_20_Preformatted"/>
      <text:p text:style-name="HTML_20_Preformatted"><text:span text:style-name="T7"><text:tab/>letras.</text:span><text:span text:style-name="T17">back();</text:span><text:span text:style-name="T7"> <text:s/></text:span></text:p>
      <text:p text:style-name="HTML_20_Preformatted"><text:span text:style-name="T16"><text:tab/>devuelve el elemento de la ultima posición</text:span></text:p>
      <text:p text:style-name="HTML_20_Preformatted"/>
      <text:p text:style-name="HTML_20_Preformatted"><text:span text:style-name="T7"><text:tab/>letras.</text:span><text:span text:style-name="T17">front();</text:span></text:p>
      <text:p text:style-name="HTML_20_Preformatted"><text:span text:style-name="T16"><text:tab/>devuelve el elemento de la primera posición</text:span></text:p>
      <text:p text:style-name="P28"/>
      <text:p text:style-name="HTML_20_Preformatted"><text:span text:style-name="T7"><text:tab/>letras.</text:span><text:span text:style-name="T17">insert(iterator,value);</text:span></text:p>
      <text:p text:style-name="HTML_20_Preformatted"><text:span text:style-name="T16"><text:tab/>en la posicion del iterator copia el valor de value</text:span></text:p>
      <text:p text:style-name="P27"/>
      <text:p text:style-name="HTML_20_Preformatted"><text:span text:style-name="T5">Deque </text:span></text:p>
      <text:p text:style-name="HTML_20_Preformatted"><text:span text:style-name="T16">es un vector que permite agregar y eliminar por el frente</text:span></text:p>
      <text:p text:style-name="HTML_20_Preformatted"><text:span text:style-name="T16">#include &lt;deque&gt;</text:span></text:p>
      <text:p text:style-name="HTML_20_Preformatted"><text:span text:style-name="T5">DECLARACION:</text:span></text:p>
      <text:p text:style-name="HTML_20_Preformatted"><text:span text:style-name="T16"><text:s text:c="3"/>deque&lt;tipo dato&gt; nombre;</text:span></text:p>
      <text:p text:style-name="HTML_20_Preformatted"><text:span text:style-name="T16"><text:s text:c="2"/>Ej deque&lt;char&gt; letras;</text:span></text:p>
      <text:p text:style-name="P2"/>
      <text:p text:style-name="Standard"><text:span text:style-name="T5">Funciones miembro</text:span></text:p>
      <text:p text:style-name="P29"><text:soft-page-break/></text:p>
      <text:p text:style-name="Standard"><text:span text:style-name="T10"><text:tab/></text:span><text:span text:style-name="T5">Las <text:s/>de vector y se agregan:</text:span></text:p>
      <text:p text:style-name="HTML_20_Preformatted"><text:span text:style-name="T10"><text:tab/>Letras.</text:span><text:span text:style-name="T17">Push_front(dato)</text:span><text:span text:style-name="T16">Agrega un dato en la primera posición</text:span></text:p>
      <text:p text:style-name="P29"/>
      <text:p text:style-name="HTML_20_Preformatted"><text:span text:style-name="T10"><text:tab/>Letras.</text:span><text:span text:style-name="T17">Pop_front();</text:span><text:span text:style-name="T16">Elimina el primer element</text:span></text:p>
      <text:p text:style-name="HTML_20_Preformatted"><text:span text:style-name="T5">Lista</text:span></text:p>
      <text:p text:style-name="HTML_20_Preformatted"><text:span text:style-name="T16"><text:tab/>#include &lt;list&gt;</text:span></text:p>
      <text:p text:style-name="P26"/>
      <text:p text:style-name="HTML_20_Preformatted"><text:span text:style-name="T6"><text:s text:c="5"/></text:span><text:span text:style-name="T5">DECLARACION:</text:span></text:p>
      <text:p text:style-name="HTML_20_Preformatted"><text:span text:style-name="T16"><text:s/><text:tab/> list&lt;tipo dato&gt; nombre;</text:span></text:p>
      <text:p text:style-name="HTML_20_Preformatted"><text:span text:style-name="T16"><text:s text:c="2"/><text:tab/> Ej list&lt;char&gt; letras;</text:span></text:p>
      <text:p text:style-name="P26"/>
      <text:p text:style-name="P13"><text:span text:style-name="T5">FUNCIONES MIEMBRO:</text:span></text:p>
      <text:p text:style-name="HTML_20_Preformatted"><text:span text:style-name="T7"><text:tab/>letras.</text:span><text:span text:style-name="T17">push_back(dato);</text:span></text:p>
      <text:p text:style-name="HTML_20_Preformatted"><text:span text:style-name="T16"><text:tab/>agrega un elemento al final(si esta vacio crea uno) <text:s/></text:span></text:p>
      <text:p text:style-name="P26"/>
      <text:p text:style-name="HTML_20_Preformatted"><text:span text:style-name="T7"><text:tab/>letras.</text:span><text:span text:style-name="T17">push_front(dato);</text:span></text:p>
      <text:p text:style-name="HTML_20_Preformatted"><text:span text:style-name="T16"><text:tab/>agrega un elemento al principio(si esta vacio crea uno)</text:span></text:p>
      <text:p text:style-name="HTML_20_Preformatted"/>
      <text:p text:style-name="HTML_20_Preformatted"><text:span text:style-name="T7"><text:tab/>letras.</text:span><text:span text:style-name="T17">pop_back();</text:span></text:p>
      <text:p text:style-name="HTML_20_Preformatted"><text:span text:style-name="T16"><text:tab/>saca el ultimo elemento</text:span></text:p>
      <text:p text:style-name="P26"/>
      <text:p text:style-name="HTML_20_Preformatted"><text:span text:style-name="T7"><text:tab/>letras.</text:span><text:span text:style-name="T17">pop_front();</text:span></text:p>
      <text:p text:style-name="HTML_20_Preformatted"><text:span text:style-name="T16"><text:tab/>saca el primer elemento</text:span></text:p>
      <text:p text:style-name="HTML_20_Preformatted"/>
      <text:p text:style-name="HTML_20_Preformatted"><text:span text:style-name="T7"><text:tab/>letras.</text:span><text:span text:style-name="T17">back();</text:span><text:span text:style-name="T7"> <text:s/></text:span></text:p>
      <text:p text:style-name="HTML_20_Preformatted"><text:span text:style-name="T16"><text:tab/>devuelve el elemento de la ultima posición</text:span></text:p>
      <text:p text:style-name="HTML_20_Preformatted"/>
      <text:p text:style-name="HTML_20_Preformatted"><text:span text:style-name="T7"><text:tab/>letras.</text:span><text:span text:style-name="T17">front();</text:span></text:p>
      <text:p text:style-name="HTML_20_Preformatted"><text:span text:style-name="T16"><text:tab/>devuelve el elemento de la primera posición</text:span></text:p>
      <text:p text:style-name="HTML_20_Preformatted"/>
      <text:p text:style-name="HTML_20_Preformatted"><text:span text:style-name="T7"><text:tab/>letras.</text:span><text:span text:style-name="T17">insert(iterator,value);</text:span></text:p>
      <text:p text:style-name="HTML_20_Preformatted"><text:span text:style-name="T16"><text:tab/>en la posicion del iterator copia el valor de value</text:span></text:p>
      <text:p text:style-name="HTML_20_Preformatted"/>
      <text:p text:style-name="HTML_20_Preformatted"><text:tab/>letras.<text:span text:style-name="T17">merge(list L2);</text:span></text:p>
      <text:p text:style-name="HTML_20_Preformatted"><text:span text:style-name="T16"><text:tab/>le agrega al final de <text:s/>letras la lista L2</text:span></text:p>
      <text:p text:style-name="HTML_20_Preformatted"/>
      <text:p text:style-name="HTML_20_Preformatted"><text:tab/>letras.<text:span text:style-name="T17">sort()</text:span></text:p>
      <text:p text:style-name="HTML_20_Preformatted"><text:span text:style-name="T16"><text:tab/>ordena de menor a mayor</text:span></text:p>
      <text:p text:style-name="P26"/>
      <text:p text:style-name="HTML_20_Preformatted"><text:tab/>letras.<text:span text:style-name="T17">reverse()</text:span></text:p>
      <text:p text:style-name="HTML_20_Preformatted"><text:span text:style-name="T16"><text:tab/>ordena de mayor a menor</text:span></text:p>
      <text:p text:style-name="HTML_20_Preformatted"/>
      <text:p text:style-name="HTML_20_Preformatted"><text:tab/>letras.<text:span text:style-name="T17">splice(iterator, list L2);</text:span></text:p>
      <text:p text:style-name="HTML_20_Preformatted"><text:span text:style-name="T16"><text:tab/>en la poicion iterator de letras agrega la lista L2(L2 queda vacia)</text:span></text:p>
      <text:p text:style-name="HTML_20_Preformatted"/>
      <text:p text:style-name="HTML_20_Preformatted"><text:tab/>letras.<text:span text:style-name="T17">remove(dato)</text:span></text:p>
      <text:p text:style-name="HTML_20_Preformatted"><text:span text:style-name="T16"><text:tab/>remueve todas las ocurrencias de dato en la lista</text:span></text:p>
      <text:p text:style-name="P26"/>
      <text:p text:style-name="HTML_20_Preformatted"><text:s text:c="3"/><text:tab/>letras.<text:span text:style-name="T6">remove_if()</text:span></text:p>
      <text:p text:style-name="HTML_20_Preformatted"><text:soft-page-break/><text:tab/>remueve si se cumple una condicion</text:p>
      <text:p text:style-name="HTML_20_Preformatted"/>
      <text:p text:style-name="HTML_20_Preformatted"/>
      <text:p text:style-name="HTML_20_Preformatted"/>
      <text:p text:style-name="HTML_20_Preformatted"/>
      <text:p text:style-name="P1"><text:span text:style-name="T4">CONTENEDORES ASOCIATIVOS</text:span></text:p>
      <text:p text:style-name="HTML_20_Preformatted"><text:span text:style-name="T5">set:</text:span></text:p>
      <text:p text:style-name="HTML_20_Preformatted"><text:span text:style-name="T16"><text:tab/>set es una lista de elementos que no tiene elementos repetidos</text:span></text:p>
      <text:p text:style-name="HTML_20_Preformatted"><text:span text:style-name="T16"><text:tab/>#include &lt;set&gt;</text:span></text:p>
      <text:p text:style-name="HTML_20_Preformatted"/>
      <text:p text:style-name="HTML_20_Preformatted"><text:span text:style-name="T6"><text:s text:c="5"/></text:span><text:span text:style-name="T5">Declaración</text:span></text:p>
      <text:p text:style-name="HTML_20_Preformatted"><text:span text:style-name="T16"><text:tab/>set&lt;tipo&gt; nombre;</text:span></text:p>
      <text:p text:style-name="HTML_20_Preformatted"><text:span text:style-name="T16"><text:tab/>set&lt;char&gt; conjunto;</text:span></text:p>
      <text:p text:style-name="HTML_20_Preformatted"/>
      <text:p text:style-name="P13"><text:span text:style-name="T5">funciones miembro: </text:span></text:p>
      <text:p text:style-name="HTML_20_Preformatted"><text:tab/>conjunto.<text:span text:style-name="T18">insert(tipo dato)</text:span>;</text:p>
      <text:p text:style-name="HTML_20_Preformatted"><text:span text:style-name="T16"><text:tab/>devuelve un pair &lt;iterator,bool&gt; </text:span></text:p>
      <text:p text:style-name="HTML_20_Preformatted"><text:span text:style-name="T16"><text:tab/>el first indica la posición donde se quiso insertar y el second si se logro o no insertar </text:span></text:p>
      <text:p text:style-name="HTML_20_Preformatted"/>
      <text:p text:style-name="HTML_20_Preformatted"><text:span text:style-name="T10"><text:tab/>conjunto.</text:span><text:span text:style-name="T18">count(dato);</text:span> </text:p>
      <text:p text:style-name="HTML_20_Preformatted"><text:span text:style-name="T16"><text:tab/>cantidad de veces q aparece dato en el conjunto(debería ser 1)</text:span></text:p>
      <text:p text:style-name="HTML_20_Preformatted"/>
      <text:p text:style-name="HTML_20_Preformatted"><text:span text:style-name="T10"><text:tab/>conjunto.</text:span><text:span text:style-name="T18">equal_range(dato);</text:span></text:p>
      <text:p text:style-name="P34"><text:span text:style-name="T16">devuelve un pair&lt;iterator,iterator&gt; con el rango donde aparece dato (pair&lt;primera_aparición, ultima_aparicion&gt;)</text:span></text:p>
      <text:p text:style-name="HTML_20_Preformatted"/>
      <text:p text:style-name="HTML_20_Preformatted"><text:span text:style-name="T10"><text:tab/>conjunto.</text:span><text:span text:style-name="T18">find(dato);</text:span><text:span text:style-name="T10"> </text:span></text:p>
      <text:p text:style-name="HTML_20_Preformatted"><text:span text:style-name="T16"><text:tab/>busca la posición del dato devuelve un iterator a la posición</text:span></text:p>
      <text:p text:style-name="P29"/>
      <text:p text:style-name="HTML_20_Preformatted"><text:span text:style-name="T10"><text:tab/>conjunto.</text:span><text:span text:style-name="T18">lower_bound(dato);</text:span></text:p>
      <text:p text:style-name="HTML_20_Preformatted"><text:span text:style-name="T10"><text:tab/> </text:span><text:span text:style-name="T16">devuelve iterator (busca dato y devuelve la posición anterior)</text:span></text:p>
      <text:p text:style-name="P29"/>
      <text:p text:style-name="HTML_20_Preformatted"><text:span text:style-name="T10"><text:tab/>conjunto.</text:span><text:span text:style-name="T18">upper_bound(dato);</text:span></text:p>
      <text:p text:style-name="HTML_20_Preformatted"><text:span text:style-name="T16"><text:tab/>devuelve itertor(busca dato y devuevle la posición siguiente a dato)</text:span></text:p>
      <text:p text:style-name="Standard"/>
      <text:p text:style-name="HTML_20_Preformatted"><text:span text:style-name="T5">Map:</text:span></text:p>
      <text:p text:style-name="HTML_20_Preformatted"><text:span text:style-name="T16"><text:tab/>Contenedor asociativo asocia una clave a un valor</text:span></text:p>
      <text:p text:style-name="HTML_20_Preformatted"><text:span text:style-name="T16"><text:tab/>#include &lt;map&gt;</text:span></text:p>
      <text:p text:style-name="P26"/>
      <text:p text:style-name="HTML_20_Preformatted"><text:span text:style-name="T6"><text:s text:c="5"/></text:span><text:span text:style-name="T5">Declaración</text:span></text:p>
      <text:p text:style-name="P26"/>
      <text:p text:style-name="HTML_20_Preformatted"><text:span text:style-name="T16"><text:tab/>Map&lt;tipo1 clave,tipo2 valor&gt;nombre;</text:span></text:p>
      <text:p text:style-name="HTML_20_Preformatted"><text:span text:style-name="T16"><text:tab/>Map&lt;string,int&gt;palabras;</text:span></text:p>
      <text:p text:style-name="P26"/>
      <text:p text:style-name="P13"><text:span text:style-name="T5">Funciones miebro</text:span></text:p>
      <text:p text:style-name="P13">Palabras.<text:span text:style-name="T5">find( key);</text:span> <text:span text:style-name="T20">busca la posición de una key devuelve iterator a posición</text:span></text:p>
      <text:p text:style-name="P13"><text:soft-page-break/>Palabras.<text:span text:style-name="T5">upper_bound(key);</text:span> <text:span text:style-name="T20">devuelve la posicion siguiente a la ultima aparición de la key</text:span></text:p>
      <text:p text:style-name="P13">Palabras.<text:span text:style-name="T5">lower_bound(key)</text:span> <text:span text:style-name="T20">devuelve la posición anterior a la key buscada</text:span></text:p>
      <text:p text:style-name="P13">Palabras.<text:span text:style-name="T5">erase(iterator,iterator2);</text:span> <text:span text:style-name="T20">borra un rango de valores entre iterator y iterator2</text:span></text:p>
      <text:p text:style-name="P18">Palabras.<text:span text:style-name="T5">equal_range(key);</text:span> <text:span text:style-name="T20">encuentra el rango en el q aparece la key buscada devuelve un pair&lt;iter<text:tab/>ator,iterator2&gt; , <text:s/>first es la posición de la primera aparición y el second es la ultima aparición de la key </text:span></text:p>
      <text:p text:style-name="P13">Palabras.<text:span text:style-name="T5">count(key) </text:span><text:span text:style-name="T20">cuenta cuantas veces aparece una key</text:span></text:p>
      <text:p text:style-name="P13">Palabras.<text:span text:style-name="T5">insert( make_pair(dato tipo 1, dato de tipo2));</text:span> <text:span text:style-name="T20">agrega un pair a mi map</text:span></text:p>
      <text:p text:style-name="P5"/>
      <text:p text:style-name="P5"/>
      <text:p text:style-name="P1"><text:span text:style-name="T4">ALGORITMOS</text:span></text:p>
      <text:p text:style-name="P1"><text:span text:style-name="T7">#include &lt;algorithms&gt;</text:span></text:p>
      <text:p text:style-name="Standard"><text:span text:style-name="T5">No mutating</text:span></text:p>
      <text:p text:style-name="P35"><text:span text:style-name="T6"><text:tab/></text:span><text:span text:style-name="T22">For_each(iterator principio,iterator final,función f){}</text:span> <text:s/></text:p>
      <text:p text:style-name="HTML_20_Preformatted"><text:span text:style-name="T16"><text:tab/>sirve para recorrer contenedores</text:span></text:p>
      <text:p text:style-name="P26"/>
      <text:p text:style-name="P35"><text:span text:style-name="T6"><text:tab/></text:span><text:span text:style-name="T22">Find(iterator principio,iterator final,valor); </text:span></text:p>
      <text:p text:style-name="HTML_20_Preformatted"><text:span text:style-name="T16"><text:tab/> busca el valor desde indicado en el rango(princio,final) devuelve true si encuentra</text:span></text:p>
      <text:p text:style-name="P26"/>
      <text:p text:style-name="P35"><text:span text:style-name="T6"><text:tab/></text:span><text:span text:style-name="T22">Find_if((iterator principio,iterator final,condicion);) </text:span></text:p>
      <text:p text:style-name="HTML_20_Preformatted"><text:span text:style-name="T16"><text:tab/>mismo q el anterior pero devuelve true si se cumple la condición</text:span></text:p>
      <text:p text:style-name="P26"/>
      <text:p text:style-name="P35"><text:span text:style-name="T6"><text:tab/></text:span><text:span text:style-name="T22">Count (iterador principio , iterador final, valor, n) </text:span></text:p>
      <text:p text:style-name="HTML_20_Preformatted"><text:span text:style-name="T16"><text:tab/>cuenta <text:s/>cunatas veces aparece valor desde principio a final</text:span></text:p>
      <text:p text:style-name="P26"/>
      <text:p text:style-name="P35"><text:span text:style-name="T6"><text:tab/></text:span><text:span text:style-name="T22">Count_if(iterador principio, iterador final , condición , n )</text:span></text:p>
      <text:p text:style-name="HTML_20_Preformatted"><text:span text:style-name="T16"><text:tab/>cuenta si se cumple una condición</text:span></text:p>
      <text:p text:style-name="P26"/>
      <text:p text:style-name="Standard"><text:span text:style-name="T5">Mutating</text:span></text:p>
      <text:p text:style-name="P35"><text:span text:style-name="T6"><text:tab/></text:span><text:span text:style-name="T22">Copy(iterator de entrada primero, iterator de entrada final, iterador de salida primero2)</text:span></text:p>
      <text:p text:style-name="HTML_20_Preformatted"><text:span text:style-name="T16"><text:s/><text:tab/>copia desde primero hasta final y lo guarda en primero2</text:span></text:p>
      <text:p text:style-name="P26"/>
      <text:p text:style-name="P35"><text:span text:style-name="T6"><text:tab/></text:span><text:span text:style-name="T22">Remplace( iterator primero, iterator ultimo, valor viejo, valor nuevo)</text:span></text:p>
      <text:p text:style-name="HTML_20_Preformatted"><text:span text:style-name="T16"><text:tab/>Remplaza valor viejo por valor nuevo</text:span></text:p>
      <text:p text:style-name="P26"/>
      <text:p text:style-name="P35"><text:span text:style-name="T6"><text:tab/></text:span><text:span text:style-name="T22">Remplace_if( iterator primero, iterator ultimo, condición , valor nuevo)</text:span></text:p>
      <text:p text:style-name="HTML_20_Preformatted"><text:soft-page-break/><text:span text:style-name="T16"><text:tab/>Remplaza por valor nuevo si cumple con la condición</text:span></text:p>
      <text:p text:style-name="HTML_20_Preformatted"><text:span text:style-name="T16"><text:s/></text:span></text:p>
      <text:p text:style-name="HTML_20_Preformatted"><text:span text:style-name="T6"><text:tab/>Fill(primero, ultimo, valor)</text:span></text:p>
      <text:p text:style-name="HTML_20_Preformatted"><text:span text:style-name="T16"><text:tab/>Llenar un contenedor desde primero hasta ultimo con valor</text:span></text:p>
      <text:p text:style-name="P26"/>
      <text:p text:style-name="HTML_20_Preformatted"><text:span text:style-name="T6"><text:tab/>Fill_n(primero,valor ,n)</text:span></text:p>
      <text:p text:style-name="HTML_20_Preformatted"><text:span text:style-name="T16"><text:tab/>Mismo q el anterior pero desde primero posicion n</text:span></text:p>
      <text:p text:style-name="P26"/>
      <text:p text:style-name="HTML_20_Preformatted"><text:span text:style-name="T6"><text:tab/>Remove(primero,ultimo,valor)</text:span></text:p>
      <text:p text:style-name="HTML_20_Preformatted"><text:span text:style-name="T16"><text:tab/>Borra <text:s/>valor desde primero hasta ultimo</text:span></text:p>
      <text:p text:style-name="P26"/>
      <text:p text:style-name="HTML_20_Preformatted"><text:span text:style-name="T6"><text:tab/>Remove_if(primero,ultimo,condicion)</text:span></text:p>
      <text:p text:style-name="HTML_20_Preformatted"><text:span text:style-name="T16"><text:tab/>Borra si se cumple una condición</text:span></text:p>
      <text:p text:style-name="P26"/>
      <text:p text:style-name="HTML_20_Preformatted"><text:span text:style-name="T6"><text:tab/>Unique(primero, ultimo) </text:span></text:p>
      <text:p text:style-name="HTML_20_Preformatted"><text:span text:style-name="T16"><text:tab/>elimina elementos repetidos</text:span></text:p>
      <text:p text:style-name="P26"/>
      <text:p text:style-name="HTML_20_Preformatted"><text:span text:style-name="T6"><text:tab/>Reverse(primero, ultimo)</text:span></text:p>
      <text:p text:style-name="HTML_20_Preformatted"><text:span text:style-name="T16"><text:tab/>Ordena al revés</text:span></text:p>
      <text:p text:style-name="P26"/>
      <text:p text:style-name="Standard"><text:span text:style-name="T5">De busqueda</text:span></text:p>
      <text:p text:style-name="HTML_20_Preformatted"><text:span text:style-name="T6"><text:tab/>Sort(primero, ultimo);</text:span></text:p>
      <text:p text:style-name="HTML_20_Preformatted"><text:span text:style-name="T16"><text:tab/>Ordena </text:span></text:p>
      <text:p text:style-name="P26"/>
      <text:p text:style-name="Standard"><text:span text:style-name="T5">Búsqueda binaria</text:span></text:p>
      <text:p text:style-name="HTML_20_Preformatted"><text:span text:style-name="T6"><text:tab/>Binary_search(primero, ultimo, valor)</text:span></text:p>
      <text:p text:style-name="HTML_20_Preformatted"><text:span text:style-name="T16"><text:tab/>Devuelve true si encuentra valor en el rango</text:span></text:p>
      <text:p text:style-name="P26"/>
      <text:p text:style-name="HTML_20_Preformatted"><text:span text:style-name="T6"><text:tab/>Lower_bound(primero, ultimo,valor)</text:span></text:p>
      <text:p text:style-name="HTML_20_Preformatted"><text:span text:style-name="T16"><text:tab/>Devuelve un iterator a la posicion anterior a la primera aparición de valor</text:span></text:p>
      <text:p text:style-name="P26"/>
      <text:p text:style-name="HTML_20_Preformatted"><text:span text:style-name="T6"><text:tab/>Upper_bound(primero, ultimo , valor)</text:span></text:p>
      <text:p text:style-name="HTML_20_Preformatted"><text:span text:style-name="T16"><text:tab/>Devuelve un iterator a la posicion siguiente a la ultima aparición de valor</text:span></text:p>
      <text:p text:style-name="P26"/>
      <text:p text:style-name="HTML_20_Preformatted"><text:span text:style-name="T6"><text:tab/>Equal_range(primero, ultimo, valor)</text:span></text:p>
      <text:p text:style-name="P34"><text:span text:style-name="T16">Devuelve un pair&lt;iterator,iterator2&gt; donde el first del pair indica la primera posicion del rango y el second la ultima </text:span></text:p>
      <text:p text:style-name="Standard"/>
      <text:p text:style-name="Standard"><text:span text:style-name="T5">De conjuntos</text:span></text:p>
      <text:p text:style-name="HTML_20_Preformatted"><text:span text:style-name="T6"><text:tab/></text:span><text:span text:style-name="T23">Set_union(primero1, ultimo1, primero2,ultimo2, resultado) </text:span></text:p>
      <text:p text:style-name="HTML_20_Preformatted"><text:span text:style-name="T16"><text:tab/>Recorre dos contenedores desde primero a ultimo , hace la unión y lo guarda en resultado</text:span></text:p>
      <text:p text:style-name="P26"/>
      <text:p text:style-name="HTML_20_Preformatted"><text:span text:style-name="T6"><text:tab/></text:span><text:span text:style-name="T22">Set_intercection(primero1, ultimo1, primero2,ultimo2, resultado) </text:span></text:p>
      <text:p text:style-name="HTML_20_Preformatted"><text:span text:style-name="T16"><text:tab/>Recorre dos contenedores desde primero a ultimo , hace la interseccion y lo guarda en resultado</text:span></text:p>
      <text:p text:style-name="P26"/>
      <text:p text:style-name="HTML_20_Preformatted"><text:span text:style-name="T6"><text:tab/></text:span><text:span text:style-name="T22">Set_difference(primero1, ultimo1, primero2,ultimo2, resultado)</text:span></text:p>
      <text:p text:style-name="HTML_20_Preformatted"><text:span text:style-name="T16"><text:tab/>Recorre dos contenedores desde primero a ultimo , hace la diferencia y lo guarda en resultado</text:span></text:p>
      <text:p text:style-name="P26"><text:soft-page-break/></text:p>
      <text:p text:style-name="HTML_20_Preformatted"><text:span text:style-name="T6"><text:tab/></text:span><text:span text:style-name="T22">Set_symmetric_difference(primero1, ultimo1, primero2,ultimo2, resultado) <text:s/></text:span></text:p>
      <text:p text:style-name="HTML_20_Preformatted"><text:span text:style-name="T16"><text:tab/>Recorre dos contenedores desde primero a ultimo , hace la diferencia simétrica y lo guarda en resultado</text:span></text:p>
      <text:p text:style-name="P2"/>
      <text:p text:style-name="P2"/>
      <text:p text:style-name="Standard"><text:span text:style-name="T5">Min y max</text:span></text:p>
      <text:p text:style-name="HTML_20_Preformatted"><text:span text:style-name="T6"><text:tab/>Min_element(primero,ultimo)</text:span></text:p>
      <text:p text:style-name="HTML_20_Preformatted"><text:span text:style-name="T16"><text:tab/>Devuelve Iterador a la posicion del elemento mínimo</text:span></text:p>
      <text:p text:style-name="HTML_20_Preformatted"><text:span text:style-name="T6"><text:tab/></text:span></text:p>
      <text:p text:style-name="HTML_20_Preformatted"><text:span text:style-name="T6"><text:tab/>Max_element(primero, ultimo) </text:span></text:p>
      <text:p text:style-name="HTML_20_Preformatted"><text:span text:style-name="T16"><text:tab/>Devuelve Iterador a la posicion del elemento máximo</text:span></text:p>
      <text:p text:style-name="P2"/>
      <text:p text:style-name="Standard"><text:span text:style-name="T5">Computacional</text:span></text:p>
      <text:p text:style-name="HTML_20_Preformatted"><text:span text:style-name="T6"><text:tab/>Accumulate(primero, ultimo,valor)</text:span></text:p>
      <text:p text:style-name="HTML_20_Preformatted"><text:span text:style-name="T16"><text:tab/>Recorre y va acumulando en valor</text:span></text:p>
      <text:p text:style-name="P26"/>
      <text:p text:style-name="P6"/>
      <text:p text:style-name="P1"><text:span text:style-name="T4">ITERATORS</text:span></text:p>
      <text:p text:style-name="P1"><text:span text:style-name="T20">#Include &lt;iterators&gt;</text:span></text:p>
      <text:p text:style-name="P7"/>
      <text:p text:style-name="P13"><text:span text:style-name="T5">Tipos de iteradores</text:span></text:p>
      <text:p text:style-name="P15"><text:span text:style-name="T8">Input</text:span></text:p>
      <text:p text:style-name="P15"><text:span text:style-name="T8">Output</text:span></text:p>
      <text:p text:style-name="P15"><text:span text:style-name="T8">Forward</text:span></text:p>
      <text:p text:style-name="P15"><text:span text:style-name="T8">Bidirectional</text:span></text:p>
      <text:p text:style-name="P15"><text:span text:style-name="T8">random acces</text:span></text:p>
      <text:p text:style-name="P15"><text:span text:style-name="T8">stream iterators(</text:span><text:span text:style-name="T21">istream iterators , ostream iterators</text:span><text:span text:style-name="T8">)</text:span></text:p>
      <text:p text:style-name="P15"><text:span text:style-name="T8">adaptors iterators</text:span></text:p>
      <text:p text:style-name="P15"><text:span text:style-name="T8">reverse iterators</text:span></text:p>
      <text:p text:style-name="P15"><text:span text:style-name="T8">insert iterators(</text:span><text:span text:style-name="T21">back_inserted_iterator, front_inserted_iterator,insert_iterator</text:span><text:span text:style-name="T8">)</text:span></text:p>
      <text:p text:style-name="P8"/>
      <text:p text:style-name="P4"/>
      <text:p text:style-name="P4"><text:soft-page-break/></text:p>
      <text:p text:style-name="P4"/>
      <text:p text:style-name="P4"/>
      <text:p text:style-name="P4"/>
      <text:p text:style-name="P1"><text:span text:style-name="T9">Ejemplos contenedores adaptors</text:span></text:p>
      <text:p text:style-name="P19"/>
      <text:p text:style-name="Standard"><text:span text:style-name="T9">stack</text:span></text:p>
      <text:p text:style-name="P19"/>
      <text:p text:style-name="P19"/>
      <text:p text:style-name="HTML_20_Preformatted"><text:span text:style-name="T24">#include</text:span><text:span text:style-name="T27"> </text:span><text:span text:style-name="T33">&lt;iostream&gt;</text:span></text:p>
      <text:p text:style-name="HTML_20_Preformatted"><text:span text:style-name="T24">#include</text:span><text:span text:style-name="T27"> </text:span><text:span text:style-name="T33">&lt;stack&gt;</text:span></text:p>
      <text:p text:style-name="HTML_20_Preformatted"><text:span text:style-name="T39">using</text:span><text:span text:style-name="T27"> </text:span><text:span text:style-name="T39">namespace</text:span><text:span text:style-name="T27"> </text:span><text:span text:style-name="T43">std</text:span><text:span text:style-name="T11">;</text:span></text:p>
      <text:p text:style-name="P30"/>
      <text:p text:style-name="HTML_20_Preformatted"><text:span text:style-name="T39">int</text:span><text:span text:style-name="T27"> </text:span><text:span text:style-name="T11">main()</text:span></text:p>
      <text:p text:style-name="HTML_20_Preformatted"><text:span text:style-name="T10">{</text:span></text:p>
      <text:p text:style-name="HTML_20_Preformatted"><text:span text:style-name="T28"><text:s text:c="4"/></text:span><text:span text:style-name="T44">stack</text:span><text:span text:style-name="T10">&lt;</text:span><text:span text:style-name="T40">char</text:span><text:span text:style-name="T10">&gt;</text:span><text:span text:style-name="T28"> </text:span><text:span text:style-name="T10">p;</text:span></text:p>
      <text:p text:style-name="HTML_20_Preformatted"/>
      <text:p text:style-name="HTML_20_Preformatted"><text:span text:style-name="T28"><text:s text:c="4"/></text:span><text:span text:style-name="T10">p.push(</text:span><text:span text:style-name="T34">'A'</text:span><text:span text:style-name="T10">);</text:span><text:span text:style-name="T28"> <text:s text:c="26"/></text:span><text:span text:style-name="T34">//agrego</text:span><text:span text:style-name="T28"> </text:span><text:span text:style-name="T34">un</text:span><text:span text:style-name="T28"> </text:span><text:span text:style-name="T34">elemento</text:span></text:p>
      <text:p text:style-name="HTML_20_Preformatted"/>
      <text:p text:style-name="HTML_20_Preformatted"><text:span text:style-name="T28"><text:s text:c="3"/></text:span>cout<text:span text:style-name="T10">&lt;&lt;</text:span><text:span text:style-name="T34">"tamanio</text:span><text:span text:style-name="T28"> </text:span><text:span text:style-name="T34">pila:</text:span><text:span text:style-name="T28"> </text:span><text:span text:style-name="T34">"</text:span><text:span text:style-name="T10">&lt;&lt;p.size()&lt;&lt;</text:span>endl<text:span text:style-name="T10">;</text:span><text:span text:style-name="T28"> </text:span><text:span text:style-name="T34">//cantidad</text:span><text:span text:style-name="T28"> </text:span><text:span text:style-name="T34">de</text:span><text:span text:style-name="T28"> </text:span><text:span text:style-name="T34">elementos</text:span><text:span text:style-name="T28"> </text:span><text:span text:style-name="T34">de</text:span><text:span text:style-name="T28"> </text:span><text:span text:style-name="T34">la</text:span><text:span text:style-name="T28"> </text:span><text:span text:style-name="T34">pila</text:span></text:p>
      <text:p text:style-name="HTML_20_Preformatted"><text:span text:style-name="T28"><text:s text:c="4"/></text:span><text:span text:style-name="T11">p.push(</text:span><text:span text:style-name="T33">'B'</text:span><text:span text:style-name="T11">);</text:span></text:p>
      <text:p text:style-name="HTML_20_Preformatted"><text:span text:style-name="T27"><text:s text:c="4"/></text:span><text:span text:style-name="T11">p.push(</text:span><text:span text:style-name="T33">'C'</text:span><text:span text:style-name="T11">);</text:span></text:p>
      <text:p text:style-name="P30"/>
      <text:p text:style-name="HTML_20_Preformatted"><text:span text:style-name="T27"><text:s text:c="4"/></text:span>cout<text:span text:style-name="T10">&lt;&lt;</text:span><text:span text:style-name="T34">"tamanio</text:span><text:span text:style-name="T28"> </text:span><text:span text:style-name="T34">pila:</text:span><text:span text:style-name="T28"> </text:span><text:span text:style-name="T34">"</text:span><text:span text:style-name="T10">&lt;&lt;p.size()&lt;&lt;</text:span>endl<text:span text:style-name="T10">;</text:span></text:p>
      <text:p text:style-name="HTML_20_Preformatted"><text:span text:style-name="T28"><text:s text:c="4"/></text:span>cout<text:span text:style-name="T10">&lt;&lt;</text:span><text:span text:style-name="T34">"top:</text:span><text:span text:style-name="T28"> </text:span><text:span text:style-name="T34">"</text:span><text:span text:style-name="T10">&lt;&lt;p.top()&lt;&lt;</text:span>endl<text:span text:style-name="T10">;</text:span><text:span text:style-name="T28"> <text:s text:c="10"/></text:span><text:span text:style-name="T34">//proximo</text:span><text:span text:style-name="T28"> </text:span><text:span text:style-name="T34">elemento</text:span><text:span text:style-name="T28"> </text:span><text:span text:style-name="T34">a</text:span><text:span text:style-name="T28"> </text:span><text:span text:style-name="T34">sacar</text:span></text:p>
      <text:p text:style-name="HTML_20_Preformatted"/>
      <text:p text:style-name="HTML_20_Preformatted"><text:span text:style-name="T28"><text:s text:c="4"/></text:span><text:span text:style-name="T10">p.pop();</text:span><text:span text:style-name="T28"> <text:s text:c="31"/></text:span><text:span text:style-name="T34">//saca</text:span><text:span text:style-name="T28"> </text:span><text:span text:style-name="T34">un</text:span><text:span text:style-name="T28"> </text:span><text:span text:style-name="T34">elemento</text:span></text:p>
      <text:p text:style-name="HTML_20_Preformatted"><text:span text:style-name="T28"><text:s text:c="4"/></text:span><text:span text:style-name="T11">p.pop();</text:span></text:p>
      <text:p text:style-name="P30"/>
      <text:p text:style-name="HTML_20_Preformatted"><text:span text:style-name="T27"><text:s text:c="4"/></text:span><text:span text:style-name="T38">cout</text:span><text:span text:style-name="T11">&lt;&lt;</text:span><text:span text:style-name="T33">"top:</text:span><text:span text:style-name="T27"> </text:span><text:span text:style-name="T33">"</text:span><text:span text:style-name="T11">&lt;&lt;p.top()&lt;&lt;</text:span><text:span text:style-name="T38">endl</text:span><text:span text:style-name="T11">;</text:span></text:p>
      <text:p text:style-name="HTML_20_Preformatted"><text:span text:style-name="T27"><text:s text:c="4"/></text:span><text:span text:style-name="T38">cout</text:span><text:span text:style-name="T11">&lt;&lt;</text:span><text:span text:style-name="T33">"tamanio</text:span><text:span text:style-name="T27"> </text:span><text:span text:style-name="T33">pila:</text:span><text:span text:style-name="T27"> </text:span><text:span text:style-name="T33">"</text:span><text:span text:style-name="T11">&lt;&lt;p.size()&lt;&lt;</text:span><text:span text:style-name="T38">endl</text:span><text:span text:style-name="T11">;</text:span></text:p>
      <text:p text:style-name="HTML_20_Preformatted"><text:span text:style-name="T27"><text:s text:c="4"/></text:span><text:span text:style-name="T39">bool</text:span><text:span text:style-name="T27"> </text:span><text:span text:style-name="T11">res=p.empty();</text:span></text:p>
      <text:p text:style-name="HTML_20_Preformatted"><text:span text:style-name="T27"><text:s text:c="4"/></text:span><text:span text:style-name="T40">if</text:span><text:span text:style-name="T28"> </text:span><text:span text:style-name="T10">(res=</text:span><text:span text:style-name="T40">true</text:span><text:span text:style-name="T10">){</text:span><text:span text:style-name="T28"> <text:s text:c="25"/></text:span><text:span text:style-name="T34">//empty()</text:span><text:span text:style-name="T28"> </text:span><text:span text:style-name="T34">medice</text:span><text:span text:style-name="T28"> </text:span><text:span text:style-name="T34">si</text:span><text:span text:style-name="T28"> </text:span><text:span text:style-name="T34">esta</text:span><text:span text:style-name="T28"> </text:span><text:span text:style-name="T34">vacia</text:span><text:span text:style-name="T28"> </text:span></text:p>
      <text:p text:style-name="HTML_20_Preformatted"><text:span text:style-name="T28"><text:s text:c="8"/></text:span>cout<text:span text:style-name="T10">&lt;&lt;</text:span><text:span text:style-name="T34">"pila</text:span><text:span text:style-name="T28"> </text:span><text:span text:style-name="T34">vacia"</text:span><text:span text:style-name="T10">&lt;&lt;</text:span>endl<text:span text:style-name="T10">;</text:span></text:p>
      <text:p text:style-name="HTML_20_Preformatted"><text:span text:style-name="T28"><text:s text:c="4"/></text:span><text:span text:style-name="T10">}</text:span><text:span text:style-name="T40">else</text:span><text:span text:style-name="T10">{</text:span>cout<text:span text:style-name="T10">&lt;&lt;</text:span><text:span text:style-name="T34">"pila</text:span><text:span text:style-name="T28"> </text:span><text:span text:style-name="T34">no</text:span><text:span text:style-name="T28"> </text:span><text:span text:style-name="T34">vacia"</text:span><text:span text:style-name="T10">&lt;&lt;</text:span>endl<text:span text:style-name="T10">;}</text:span></text:p>
      <text:p text:style-name="HTML_20_Preformatted"/>
      <text:p text:style-name="HTML_20_Preformatted"/>
      <text:p text:style-name="HTML_20_Preformatted"><text:span text:style-name="T28"><text:s text:c="4"/></text:span><text:span text:style-name="T39">return</text:span><text:span text:style-name="T27"> </text:span><text:span text:style-name="T24">0</text:span><text:span text:style-name="T11">;</text:span></text:p>
      <text:p text:style-name="HTML_20_Preformatted"><text:span text:style-name="T11">}</text:span></text:p>
      <text:p text:style-name="P30"/>
      <text:p text:style-name="P19"/>
      <text:p text:style-name="P9"/>
      <text:p text:style-name="P23"/>
      <text:p text:style-name="Standard"><text:span text:style-name="T9">Queue:</text:span></text:p>
      <text:p text:style-name="P19"/>
      <text:p text:style-name="P21"><text:span text:style-name="T25">#include</text:span><text:span text:style-name="T29"> </text:span><text:span text:style-name="T35">&lt;iostream&gt;</text:span></text:p>
      <text:p text:style-name="P21"><text:span text:style-name="T25">#include</text:span><text:span text:style-name="T29"> </text:span><text:span text:style-name="T35">&lt;queue&gt;</text:span></text:p>
      <text:p text:style-name="P21"><text:span text:style-name="T41">using</text:span><text:span text:style-name="T29"> </text:span><text:span text:style-name="T41">namespace</text:span><text:span text:style-name="T29"> </text:span><text:span text:style-name="T45">std</text:span><text:span text:style-name="T12">;</text:span></text:p>
      <text:p text:style-name="P19"/>
      <text:p text:style-name="P21"><text:span text:style-name="T41">int</text:span><text:span text:style-name="T29"> </text:span><text:span text:style-name="T12">main()</text:span></text:p>
      <text:p text:style-name="P21"><text:span text:style-name="T13">{</text:span></text:p>
      <text:p text:style-name="P21"><text:span text:style-name="T30"><text:s text:c="4"/></text:span><text:span text:style-name="T46">queue</text:span><text:span text:style-name="T13">&lt;</text:span><text:span text:style-name="T42">char</text:span><text:span text:style-name="T13">&gt;</text:span><text:span text:style-name="T30"> </text:span><text:span text:style-name="T13">cola;</text:span></text:p>
      <text:p text:style-name="P20"/>
      <text:p text:style-name="P21"><text:span text:style-name="T30"><text:s text:c="4"/></text:span><text:span text:style-name="T42">bool</text:span><text:span text:style-name="T30"> </text:span><text:span text:style-name="T13">res=cola.empty();</text:span><text:span text:style-name="T30"> <text:s text:c="25"/></text:span><text:span text:style-name="T36">//me</text:span><text:span text:style-name="T30"> </text:span><text:span text:style-name="T36">devuelve</text:span><text:span text:style-name="T30"> </text:span><text:span text:style-name="T36">true</text:span><text:span text:style-name="T30"> </text:span><text:span text:style-name="T36">si</text:span><text:span text:style-name="T30"> </text:span><text:span text:style-name="T36">esta</text:span><text:span text:style-name="T30"> </text:span><text:span text:style-name="T36">vacia</text:span></text:p>
      <text:p text:style-name="P20"/>
      <text:p text:style-name="P21"><text:span text:style-name="T30"><text:s text:c="4"/></text:span><text:span text:style-name="T41">if</text:span><text:span text:style-name="T12">(res){</text:span></text:p>
      <text:p text:style-name="P21"><text:span text:style-name="T29"><text:s text:c="8"/></text:span><text:span text:style-name="T47">cout</text:span><text:span text:style-name="T12">&lt;&lt;</text:span><text:span text:style-name="T35">"cola</text:span><text:span text:style-name="T29"> </text:span><text:span text:style-name="T35">vacia"</text:span><text:span text:style-name="T12">&lt;&lt;</text:span><text:span text:style-name="T47">endl</text:span><text:span text:style-name="T12">;</text:span></text:p>
      <text:p text:style-name="P21"><text:span text:style-name="T29"><text:s text:c="4"/></text:span><text:span text:style-name="T13">}</text:span><text:span text:style-name="T42">else</text:span><text:span text:style-name="T13">{</text:span></text:p>
      <text:p text:style-name="P21"><text:span text:style-name="T30"><text:s text:c="8"/></text:span><text:span text:style-name="T48">cout</text:span><text:span text:style-name="T13">&lt;&lt;</text:span><text:span text:style-name="T36">"cola</text:span><text:span text:style-name="T30"> </text:span><text:span text:style-name="T36">no</text:span><text:span text:style-name="T30"> </text:span><text:span text:style-name="T36">vacia"</text:span><text:span text:style-name="T13">&lt;&lt;</text:span><text:span text:style-name="T48">endl</text:span><text:span text:style-name="T13">;</text:span></text:p>
      <text:p text:style-name="P21"><text:span text:style-name="T30"><text:s text:c="4"/></text:span><text:span text:style-name="T13">}</text:span></text:p>
      <text:p text:style-name="P20"/>
      <text:p text:style-name="P21"><text:span text:style-name="T30"><text:s text:c="4"/></text:span><text:span text:style-name="T13">cola.push(</text:span><text:span text:style-name="T36">'A'</text:span><text:span text:style-name="T13">);</text:span><text:span text:style-name="T30"> <text:s text:c="33"/></text:span><text:span text:style-name="T36">//agrega</text:span><text:span text:style-name="T30"> </text:span><text:span text:style-name="T36">un</text:span><text:span text:style-name="T30"> </text:span><text:span text:style-name="T36">elemento</text:span></text:p>
      <text:p text:style-name="P21"><text:span text:style-name="T30"><text:s text:c="4"/></text:span><text:span text:style-name="T13">cola.push(</text:span><text:span text:style-name="T36">'B'</text:span><text:span text:style-name="T13">);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ultimo</text:span><text:span text:style-name="T30"> </text:span><text:span text:style-name="T36">agregado:</text:span><text:span text:style-name="T30"> </text:span><text:span text:style-name="T36">"</text:span><text:span text:style-name="T13">&lt;&lt;cola.back()&lt;&lt;</text:span><text:span text:style-name="T48">endl</text:span><text:span text:style-name="T13">;</text:span><text:span text:style-name="T30"> <text:s text:c="3"/></text:span><text:span text:style-name="T36">//muestra</text:span><text:span text:style-name="T30"> </text:span><text:span text:style-name="T36">el</text:span><text:span text:style-name="T30"> </text:span><text:span text:style-name="T36">elemento</text:span><text:span text:style-name="T30"> </text:span><text:span text:style-name="T36">del</text:span><text:span text:style-name="T30"> </text:span><text:span text:style-name="T36">fondo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proximo</text:span><text:span text:style-name="T30"> </text:span><text:span text:style-name="T36">a</text:span><text:span text:style-name="T30"> </text:span><text:span text:style-name="T36">salir:</text:span><text:span text:style-name="T30"> </text:span><text:span text:style-name="T36">"</text:span><text:span text:style-name="T13">&lt;&lt;cola.front()&lt;&lt;</text:span><text:span text:style-name="T48">endl</text:span><text:span text:style-name="T13">;</text:span><text:span text:style-name="T30"> <text:s text:c="2"/></text:span><text:span text:style-name="T36">//muestra</text:span><text:span text:style-name="T30"> </text:span><text:span text:style-name="T36">el</text:span><text:span text:style-name="T30"> </text:span><text:span text:style-name="T36">elemento</text:span><text:span text:style-name="T30"> </text:span><text:span text:style-name="T36">del</text:span><text:span text:style-name="T30"> </text:span><text:span text:style-name="T36">frente</text:span><text:span text:style-name="T30"> </text:span><text:span text:style-name="T36">elemento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tamanio:</text:span><text:span text:style-name="T30"> </text:span><text:span text:style-name="T36">"</text:span><text:span text:style-name="T13">&lt;&lt;cola.size()&lt;&lt;</text:span><text:span text:style-name="T48">endl</text:span><text:span text:style-name="T13">;</text:span><text:span text:style-name="T30"> <text:s text:c="12"/></text:span><text:span text:style-name="T36">//tamaño</text:span><text:span text:style-name="T30"> </text:span><text:span text:style-name="T36">de</text:span><text:span text:style-name="T30"> </text:span><text:span text:style-name="T36">la</text:span><text:span text:style-name="T30"> </text:span><text:span text:style-name="T36">cola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saco</text:span><text:span text:style-name="T30"> </text:span><text:span text:style-name="T36">uno</text:span><text:span text:style-name="T30"> </text:span><text:span text:style-name="T36">"</text:span><text:span text:style-name="T13">&lt;&lt;</text:span><text:span text:style-name="T48">endl</text:span><text:span text:style-name="T13">;</text:span></text:p>
      <text:p text:style-name="P20"/>
      <text:p text:style-name="P21"><text:span text:style-name="T30"><text:s text:c="4"/></text:span><text:span text:style-name="T13">cola.pop();</text:span><text:span text:style-name="T30"> <text:s text:c="37"/></text:span><text:span text:style-name="T36">//elimina</text:span><text:span text:style-name="T30"> </text:span><text:span text:style-name="T36">el</text:span><text:span text:style-name="T30"> </text:span><text:span text:style-name="T36">frente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ultimo</text:span><text:span text:style-name="T30"> </text:span><text:span text:style-name="T36">agregado:</text:span><text:span text:style-name="T30"> </text:span><text:span text:style-name="T36">"</text:span><text:span text:style-name="T13">&lt;&lt;cola.back()&lt;&lt;</text:span><text:span text:style-name="T48">endl</text:span><text:span text:style-name="T13">;</text:span></text:p>
      <text:p text:style-name="P20"/>
      <text:p text:style-name="P21"><text:span text:style-name="T30"><text:s text:c="4"/></text:span><text:span text:style-name="T47">cout</text:span><text:span text:style-name="T12">&lt;&lt;</text:span><text:span text:style-name="T35">"proximo</text:span><text:span text:style-name="T29"> </text:span><text:span text:style-name="T35">a</text:span><text:span text:style-name="T29"> </text:span><text:span text:style-name="T35">salir:</text:span><text:span text:style-name="T29"> </text:span><text:span text:style-name="T35">"</text:span><text:span text:style-name="T12">&lt;&lt;cola.front()&lt;&lt;</text:span><text:span text:style-name="T47">endl</text:span><text:span text:style-name="T12">;</text:span></text:p>
      <text:p text:style-name="P21"><text:span text:style-name="T29"><text:s text:c="4"/></text:span></text:p>
      <text:p text:style-name="P21"><text:span text:style-name="T29"><text:s text:c="4"/></text:span><text:span text:style-name="T47">cout</text:span><text:span text:style-name="T12">&lt;&lt;</text:span><text:span text:style-name="T35">"tamanio:</text:span><text:span text:style-name="T29"> </text:span><text:span text:style-name="T35">"</text:span><text:span text:style-name="T12">&lt;&lt;cola.size()&lt;&lt;</text:span><text:span text:style-name="T47">endl</text:span><text:span text:style-name="T12">;</text:span><text:span text:style-name="T29"> </text:span></text:p>
      <text:p text:style-name="P21"><text:span text:style-name="T29"><text:s text:c="4"/></text:span><text:span text:style-name="T41">return</text:span><text:span text:style-name="T29"> </text:span><text:span text:style-name="T25">0</text:span><text:span text:style-name="T12">;</text:span></text:p>
      <text:p text:style-name="P21"><text:span text:style-name="T14">}</text:span></text:p>
      <text:p text:style-name="P19"/>
      <text:p text:style-name="P21"><text:span text:style-name="T47"><text:tab/> </text:span></text:p>
      <text:p text:style-name="P9"/>
      <text:p text:style-name="P36"/>
      <text:p text:style-name="Standard"><text:span text:style-name="T9">Queue Priority</text:span></text:p>
      <text:p text:style-name="P31"/>
      <text:p text:style-name="HTML_20_Preformatted"><text:span text:style-name="T24">#include</text:span><text:span text:style-name="T27"> </text:span><text:span text:style-name="T33">&lt;iostream&gt;</text:span></text:p>
      <text:p text:style-name="HTML_20_Preformatted"><text:span text:style-name="T24">#include</text:span><text:span text:style-name="T27"> </text:span><text:span text:style-name="T33">&lt;queue&gt;</text:span></text:p>
      <text:p text:style-name="HTML_20_Preformatted"><text:span text:style-name="T39">using</text:span><text:span text:style-name="T27"> </text:span><text:span text:style-name="T39">namespace</text:span><text:span text:style-name="T27"> </text:span><text:span text:style-name="T43">std</text:span><text:span text:style-name="T11">;</text:span></text:p>
      <text:p text:style-name="P30"/>
      <text:p text:style-name="HTML_20_Preformatted"><text:span text:style-name="T39">int</text:span><text:span text:style-name="T27"> </text:span><text:span text:style-name="T11">main()</text:span></text:p>
      <text:p text:style-name="HTML_20_Preformatted"><text:span text:style-name="T10">{</text:span></text:p>
      <text:p text:style-name="HTML_20_Preformatted"><text:span text:style-name="T28"><text:s text:c="4"/></text:span><text:span text:style-name="T44">priority_queue</text:span><text:span text:style-name="T10">&lt;</text:span><text:span text:style-name="T40">char</text:span><text:span text:style-name="T10">&gt;</text:span><text:span text:style-name="T28"> </text:span><text:span text:style-name="T10">cola_p;</text:span></text:p>
      <text:p text:style-name="HTML_20_Preformatted"/>
      <text:p text:style-name="HTML_20_Preformatted"><text:span text:style-name="T28"><text:s text:c="4"/></text:span><text:span text:style-name="T40">bool</text:span><text:span text:style-name="T28"> </text:span><text:span text:style-name="T10">res=cola_p.empty();</text:span><text:span text:style-name="T28"> <text:s text:c="25"/></text:span><text:span text:style-name="T34">//me</text:span><text:span text:style-name="T28"> </text:span><text:span text:style-name="T34">devuelve</text:span><text:span text:style-name="T28"> </text:span><text:span text:style-name="T34">true</text:span><text:span text:style-name="T28"> </text:span><text:span text:style-name="T34">si</text:span><text:span text:style-name="T28"> </text:span><text:span text:style-name="T34">esta</text:span><text:span text:style-name="T28"> </text:span><text:span text:style-name="T34">vacia</text:span></text:p>
      <text:p text:style-name="HTML_20_Preformatted"/>
      <text:p text:style-name="HTML_20_Preformatted"><text:span text:style-name="T28"><text:s text:c="4"/></text:span><text:span text:style-name="T39">if</text:span><text:span text:style-name="T11">(res){</text:span></text:p>
      <text:p text:style-name="HTML_20_Preformatted"><text:span text:style-name="T27"><text:s text:c="8"/></text:span><text:span text:style-name="T38">cout</text:span><text:span text:style-name="T11">&lt;&lt;</text:span><text:span text:style-name="T33">"cola</text:span><text:span text:style-name="T27"> </text:span><text:span text:style-name="T33">vacia"</text:span><text:span text:style-name="T11">&lt;&lt;</text:span><text:span text:style-name="T38">endl</text:span><text:span text:style-name="T11">;</text:span></text:p>
      <text:p text:style-name="HTML_20_Preformatted"><text:span text:style-name="T27"><text:s text:c="4"/></text:span><text:span text:style-name="T10">}</text:span><text:span text:style-name="T40">else</text:span><text:span text:style-name="T10">{</text:span></text:p>
      <text:p text:style-name="HTML_20_Preformatted"><text:span text:style-name="T28"><text:s text:c="8"/></text:span>cout<text:span text:style-name="T10">&lt;&lt;</text:span><text:span text:style-name="T34">"cola</text:span><text:span text:style-name="T28"> </text:span><text:span text:style-name="T34">no</text:span><text:span text:style-name="T28"> </text:span><text:span text:style-name="T34">vacia"</text:span><text:span text:style-name="T10">&lt;&lt;</text:span>endl<text:span text:style-name="T10">;</text:span></text:p>
      <text:p text:style-name="HTML_20_Preformatted"><text:span text:style-name="T28"><text:s text:c="4"/></text:span><text:span text:style-name="T10">}</text:span></text:p>
      <text:p text:style-name="HTML_20_Preformatted"/>
      <text:p text:style-name="HTML_20_Preformatted"><text:span text:style-name="T28"><text:s text:c="4"/></text:span><text:span text:style-name="T10">cola_p.push(</text:span><text:span text:style-name="T34">'A'</text:span><text:span text:style-name="T10">);</text:span><text:span text:style-name="T28"> <text:s text:c="33"/></text:span><text:span text:style-name="T34">//agrega</text:span><text:span text:style-name="T28"> </text:span><text:span text:style-name="T34">un</text:span><text:span text:style-name="T28"> </text:span><text:span text:style-name="T34">elemento</text:span></text:p>
      <text:p text:style-name="HTML_20_Preformatted"><text:span text:style-name="T28"><text:s text:c="4"/></text:span><text:span text:style-name="T10">cola_p.push(</text:span><text:span text:style-name="T34">'B'</text:span><text:span text:style-name="T10">);</text:span></text:p>
      <text:p text:style-name="HTML_20_Preformatted"/>
      <text:p text:style-name="HTML_20_Preformatted"><text:span text:style-name="T28"><text:s text:c="4"/></text:span>cout<text:span text:style-name="T10">&lt;&lt;</text:span><text:span text:style-name="T34">"tamanio:</text:span><text:span text:style-name="T28"> </text:span><text:span text:style-name="T34">"</text:span><text:span text:style-name="T10">&lt;&lt;cola_p.size()&lt;&lt;</text:span>endl<text:span text:style-name="T10">;</text:span><text:span text:style-name="T28"> <text:s text:c="12"/></text:span><text:span text:style-name="T34">//tamaño</text:span><text:span text:style-name="T28"> </text:span><text:span text:style-name="T34">de</text:span><text:span text:style-name="T28"> </text:span><text:span text:style-name="T34">la</text:span><text:span text:style-name="T28"> </text:span><text:span text:style-name="T34">cola</text:span></text:p>
      <text:p text:style-name="HTML_20_Preformatted"/>
      <text:p text:style-name="HTML_20_Preformatted"><text:span text:style-name="T28"><text:s text:c="4"/></text:span>cout<text:span text:style-name="T10">&lt;&lt;</text:span><text:span text:style-name="T34">"proximo</text:span><text:span text:style-name="T28"> </text:span><text:span text:style-name="T34">a</text:span><text:span text:style-name="T28"> </text:span><text:span text:style-name="T34">sacar:</text:span><text:span text:style-name="T28"> </text:span><text:span text:style-name="T34">"</text:span><text:span text:style-name="T10">&lt;&lt;cola_p.top()&lt;&lt;</text:span>endl<text:span text:style-name="T10">;</text:span><text:span text:style-name="T28"> <text:s text:c="5"/></text:span><text:span text:style-name="T34">//proximo</text:span><text:span text:style-name="T28"> </text:span><text:span text:style-name="T34">elemento</text:span><text:span text:style-name="T28"> </text:span><text:span text:style-name="T34">a</text:span><text:span text:style-name="T28"> </text:span><text:span text:style-name="T34">sacar</text:span></text:p>
      <text:p text:style-name="HTML_20_Preformatted"/>
      <text:p text:style-name="HTML_20_Preformatted"><text:span text:style-name="T28"><text:s text:c="4"/></text:span>cout<text:span text:style-name="T10">&lt;&lt;</text:span><text:span text:style-name="T34">"saco</text:span><text:span text:style-name="T28"> </text:span><text:span text:style-name="T34">uno</text:span><text:span text:style-name="T28"> </text:span><text:span text:style-name="T34">"</text:span><text:span text:style-name="T10">&lt;&lt;</text:span>endl<text:span text:style-name="T10">;</text:span></text:p>
      <text:p text:style-name="HTML_20_Preformatted"/>
      <text:p text:style-name="HTML_20_Preformatted"><text:span text:style-name="T28"><text:s text:c="4"/></text:span><text:span text:style-name="T10">cola_p.pop();</text:span><text:span text:style-name="T28"> <text:s text:c="37"/></text:span><text:span text:style-name="T34">//elimina</text:span><text:span text:style-name="T28"> </text:span><text:span text:style-name="T34">el</text:span><text:span text:style-name="T28"> </text:span><text:span text:style-name="T34">top</text:span></text:p>
      <text:p text:style-name="HTML_20_Preformatted"/>
      <text:p text:style-name="HTML_20_Preformatted"/>
      <text:p text:style-name="HTML_20_Preformatted"><text:span text:style-name="T28"><text:s text:c="4"/></text:span>cout<text:span text:style-name="T10">&lt;&lt;</text:span><text:span text:style-name="T34">"tamanio:</text:span><text:span text:style-name="T28"> </text:span><text:span text:style-name="T34">"</text:span><text:span text:style-name="T10">&lt;&lt;cola_p.size()&lt;&lt;</text:span>endl<text:span text:style-name="T10">;</text:span></text:p>
      <text:p text:style-name="HTML_20_Preformatted"/>
      <text:p text:style-name="HTML_20_Preformatted"><text:span text:style-name="T28"><text:s text:c="4"/></text:span>cout<text:span text:style-name="T10">&lt;&lt;</text:span><text:span text:style-name="T34">"proximo</text:span><text:span text:style-name="T28"> </text:span><text:span text:style-name="T34">a</text:span><text:span text:style-name="T28"> </text:span><text:span text:style-name="T34">sacar:</text:span><text:span text:style-name="T28"> </text:span><text:span text:style-name="T34">"</text:span><text:span text:style-name="T10">&lt;&lt;cola_p.top()&lt;&lt;</text:span>endl<text:span text:style-name="T10">;</text:span></text:p>
      <text:p text:style-name="HTML_20_Preformatted"><text:span text:style-name="T28"><text:s text:c="4"/></text:span><text:span text:style-name="T40">return</text:span><text:span text:style-name="T28"> </text:span><text:span text:style-name="T26">0</text:span><text:span text:style-name="T10">;</text:span></text:p>
      <text:p text:style-name="HTML_20_Preformatted"><text:span text:style-name="T10">}</text:span></text:p>
      <text:p text:style-name="P10"/>
      <text:p text:style-name="P24"><text:span text:style-name="T5">Ejemplos de contenedores secuenciales</text:span></text:p>
      <text:p text:style-name="P20"/>
      <text:p text:style-name="P20"/>
      <text:p text:style-name="Standard"><text:span text:style-name="T5">Vector</text:span></text:p>
      <text:p text:style-name="P20"/>
      <text:p text:style-name="HTML_20_Preformatted"><text:span text:style-name="T24">#include</text:span><text:span text:style-name="T27"> </text:span><text:span text:style-name="T33">&lt;iostream&gt;</text:span></text:p>
      <text:p text:style-name="HTML_20_Preformatted"><text:span text:style-name="T24">#include</text:span><text:span text:style-name="T27"> </text:span><text:span text:style-name="T33">&lt;vector&gt;</text:span></text:p>
      <text:p text:style-name="HTML_20_Preformatted"><text:span text:style-name="T39">using</text:span><text:span text:style-name="T27"> </text:span><text:span text:style-name="T39">namespace</text:span><text:span text:style-name="T27"> </text:span><text:span text:style-name="T43">std</text:span><text:span text:style-name="T11">;</text:span></text:p>
      <text:p text:style-name="P30"/>
      <text:p text:style-name="HTML_20_Preformatted"><text:span text:style-name="T39">int</text:span><text:span text:style-name="T27"> </text:span><text:span text:style-name="T11">main()</text:span></text:p>
      <text:p text:style-name="HTML_20_Preformatted"><text:span text:style-name="T11">{</text:span></text:p>
      <text:p text:style-name="HTML_20_Preformatted"><text:span text:style-name="T27"><text:s text:c="3"/></text:span><text:span text:style-name="T43">vector</text:span><text:span text:style-name="T11">&lt;</text:span><text:span text:style-name="T39">char</text:span><text:span text:style-name="T11">&gt;</text:span><text:span text:style-name="T27"> </text:span><text:span text:style-name="T11">letras;</text:span></text:p>
      <text:p text:style-name="HTML_20_Preformatted"><text:span text:style-name="T27"><text:s text:c="3"/></text:span><text:span text:style-name="T10">letras.push_back(</text:span><text:span text:style-name="T34">'A'</text:span><text:span text:style-name="T10">);</text:span><text:span text:style-name="T28"> <text:s text:c="18"/></text:span><text:span text:style-name="T34">/*agregar</text:span><text:span text:style-name="T28"> </text:span><text:span text:style-name="T34">al</text:span><text:span text:style-name="T28"> </text:span><text:span text:style-name="T34">final</text:span><text:span text:style-name="T28"> </text:span><text:span text:style-name="T34">si</text:span><text:span text:style-name="T28"> </text:span><text:span text:style-name="T34">esta</text:span><text:span text:style-name="T28"> </text:span><text:span text:style-name="T34">vacio</text:span><text:span text:style-name="T28"> </text:span><text:span text:style-name="T34">crea</text:span><text:span text:style-name="T28"> </text:span><text:span text:style-name="T34">un</text:span><text:span text:style-name="T28"> </text:span><text:span text:style-name="T34">elemento*/</text:span></text:p>
      <text:p text:style-name="HTML_20_Preformatted"><text:span text:style-name="T28"><text:s text:c="3"/></text:span><text:span text:style-name="T11">letras.push_back(</text:span><text:span text:style-name="T33">'B'</text:span><text:span text:style-name="T11">);</text:span></text:p>
      <text:p text:style-name="HTML_20_Preformatted"><text:span text:style-name="T27"><text:s text:c="3"/></text:span><text:span text:style-name="T11">letras.push_back(</text:span><text:span text:style-name="T33">'C'</text:span><text:span text:style-name="T11">);</text:span></text:p>
      <text:p text:style-name="HTML_20_Preformatted"><text:span text:style-name="T27"><text:s text:c="3"/></text:span><text:span text:style-name="T11">letras.push_back(</text:span><text:span text:style-name="T33">'D'</text:span><text:span text:style-name="T11">);</text:span></text:p>
      <text:p text:style-name="HTML_20_Preformatted"><text:span text:style-name="T27"><text:s text:c="3"/></text:span><text:span text:style-name="T11">letras.push_back(</text:span><text:span text:style-name="T33">'E'</text:span><text:span text:style-name="T11">);</text:span></text:p>
      <text:p text:style-name="HTML_20_Preformatted"><text:span text:style-name="T27"><text:s text:c="3"/></text:span><text:span text:style-name="T10">letras.push_back(</text:span><text:span text:style-name="T34">'F'</text:span><text:span text:style-name="T10">);</text:span></text:p>
      <text:p text:style-name="HTML_20_Preformatted"><text:span text:style-name="T28"><text:s text:c="3"/></text:span></text:p>
      <text:p text:style-name="HTML_20_Preformatted"/>
      <text:p text:style-name="HTML_20_Preformatted"><text:span text:style-name="T28"><text:s text:c="3"/></text:span>cout<text:span text:style-name="T10">&lt;&lt;letras.at(</text:span><text:span text:style-name="T26">0</text:span><text:span text:style-name="T10">)&lt;&lt;</text:span>endl<text:span text:style-name="T10">;</text:span><text:span text:style-name="T28"> <text:s text:c="15"/></text:span><text:span text:style-name="T34">/*devuelve</text:span><text:span text:style-name="T28"> </text:span><text:span text:style-name="T34">el</text:span><text:span text:style-name="T28"> </text:span><text:span text:style-name="T34">elemento</text:span><text:span text:style-name="T28"> </text:span><text:span text:style-name="T34">de</text:span><text:span text:style-name="T28"> </text:span><text:span text:style-name="T34">la</text:span><text:span text:style-name="T28"> </text:span><text:span text:style-name="T34">posicion</text:span></text:p>
      <text:p text:style-name="HTML_20_Preformatted"><text:span text:style-name="T28"><text:s text:c="44"/></text:span><text:span text:style-name="T34">q</text:span><text:span text:style-name="T28"> </text:span><text:span text:style-name="T34">le</text:span><text:span text:style-name="T28"> </text:span><text:span text:style-name="T34">pasamos</text:span><text:span text:style-name="T28"> </text:span><text:span text:style-name="T34">como</text:span><text:span text:style-name="T28"> </text:span><text:span text:style-name="T34">parametro</text:span><text:span text:style-name="T28"> </text:span><text:span text:style-name="T34">en</text:span><text:span text:style-name="T28"> </text:span><text:span text:style-name="T34">este</text:span><text:span text:style-name="T28"> </text:span><text:span text:style-name="T34">caso</text:span><text:span text:style-name="T28"> </text:span><text:span text:style-name="T34">0*/</text:span></text:p>
      <text:p text:style-name="HTML_20_Preformatted"/>
      <text:p text:style-name="HTML_20_Preformatted"/>
      <text:p text:style-name="HTML_20_Preformatted"><text:span text:style-name="T28"><text:s text:c="3"/></text:span>cout<text:span text:style-name="T10">&lt;&lt;letras.back()&lt;&lt;</text:span>endl<text:span text:style-name="T10">;</text:span><text:span text:style-name="T28"> <text:s text:c="14"/></text:span><text:span text:style-name="T34">/*devuelve</text:span><text:span text:style-name="T28"> </text:span><text:span text:style-name="T34">el</text:span><text:span text:style-name="T28"> </text:span><text:span text:style-name="T34">elemento</text:span><text:span text:style-name="T28"> </text:span><text:span text:style-name="T34">de</text:span><text:span text:style-name="T28"> </text:span><text:span text:style-name="T34">la</text:span><text:span text:style-name="T28"> </text:span><text:span text:style-name="T34">ultima</text:span><text:span text:style-name="T28"> </text:span><text:span text:style-name="T34">posicion*/</text:span></text:p>
      <text:p text:style-name="HTML_20_Preformatted"/>
      <text:p text:style-name="HTML_20_Preformatted"><text:span text:style-name="T28"><text:s text:c="3"/></text:span><text:span text:style-name="T10">letras.begin();</text:span><text:span text:style-name="T28"> <text:s text:c="25"/></text:span><text:span text:style-name="T34">//devuelve</text:span><text:span text:style-name="T28"> </text:span><text:span text:style-name="T34">un</text:span><text:span text:style-name="T28"> </text:span><text:span text:style-name="T34">iterator</text:span><text:span text:style-name="T28"> </text:span><text:span text:style-name="T34">a</text:span><text:span text:style-name="T28"> </text:span><text:span text:style-name="T34">la</text:span><text:span text:style-name="T28"> </text:span><text:span text:style-name="T34">primera</text:span><text:span text:style-name="T28"> </text:span><text:span text:style-name="T34">posicion</text:span><text:span text:style-name="T28"> </text:span><text:span text:style-name="T34">del</text:span><text:span text:style-name="T28"> </text:span><text:span text:style-name="T34">vector</text:span></text:p>
      <text:p text:style-name="HTML_20_Preformatted"><text:span text:style-name="T28"><text:s text:c="3"/></text:span><text:span text:style-name="T10">letras.end();</text:span><text:span text:style-name="T28"> <text:s text:c="27"/></text:span><text:span text:style-name="T34">//devuelve</text:span><text:span text:style-name="T28"> </text:span><text:span text:style-name="T34">un</text:span><text:span text:style-name="T28"> </text:span><text:span text:style-name="T34">iterator</text:span><text:span text:style-name="T28"> </text:span><text:span text:style-name="T34">a</text:span><text:span text:style-name="T28"> </text:span><text:span text:style-name="T34">la</text:span><text:span text:style-name="T28"> </text:span><text:span text:style-name="T34">ultima</text:span><text:span text:style-name="T28"> </text:span><text:span text:style-name="T34">posicion</text:span></text:p>
      <text:p text:style-name="HTML_20_Preformatted"/>
      <text:p text:style-name="HTML_20_Preformatted"><text:span text:style-name="T28"><text:s text:c="3"/></text:span><text:span text:style-name="T10">letras.capacity();</text:span><text:span text:style-name="T28"> <text:s text:c="16"/></text:span><text:span text:style-name="T34">//</text:span><text:span text:style-name="T28"> </text:span><text:span text:style-name="T34">devuelve</text:span><text:span text:style-name="T28"> </text:span><text:span text:style-name="T34">la</text:span><text:span text:style-name="T28"> </text:span><text:span text:style-name="T34">capacidad</text:span><text:span text:style-name="T28"> </text:span><text:span text:style-name="T34">del</text:span><text:span text:style-name="T28"> </text:span><text:span text:style-name="T34">vector</text:span></text:p>
      <text:p text:style-name="HTML_20_Preformatted"/>
      <text:p text:style-name="HTML_20_Preformatted">cout<text:span text:style-name="T10">&lt;&lt;</text:span><text:span text:style-name="T28"> </text:span><text:span text:style-name="T10">letras.front()&lt;&lt;</text:span>endl<text:span text:style-name="T10">;</text:span><text:span text:style-name="T28"> <text:s text:c="2"/></text:span><text:span text:style-name="T37">/*devuelve</text:span><text:span text:style-name="T31"> </text:span><text:span text:style-name="T37">el</text:span><text:span text:style-name="T31"> </text:span><text:span text:style-name="T37">elemento</text:span><text:span text:style-name="T31"> </text:span><text:span text:style-name="T37">de</text:span><text:span text:style-name="T31"> </text:span><text:span text:style-name="T37">la</text:span><text:span text:style-name="T31"> </text:span><text:span text:style-name="T37">primera</text:span><text:span text:style-name="T31"> </text:span><text:span text:style-name="T37">posicion*/</text:span></text:p>
      <text:p text:style-name="P32"/>
      <text:p text:style-name="P33"/>
      <text:p text:style-name="HTML_20_Preformatted"><text:span text:style-name="T28"><text:s text:c="3"/></text:span><text:span text:style-name="T44">vector</text:span><text:span text:style-name="T10">&lt;</text:span><text:span text:style-name="T40">char</text:span><text:span text:style-name="T10">&gt;letras2;</text:span></text:p>
      <text:p text:style-name="HTML_20_Preformatted"/>
      <text:p text:style-name="HTML_20_Preformatted"><text:span text:style-name="T28"><text:s text:c="3"/></text:span><text:span text:style-name="T10">letras2.push_back(</text:span><text:span text:style-name="T34">'R'</text:span><text:span text:style-name="T10">);</text:span><text:span text:style-name="T28"> <text:s text:c="2"/></text:span><text:span text:style-name="T37">/*agregar</text:span><text:span text:style-name="T31"> </text:span><text:span text:style-name="T37">al</text:span><text:span text:style-name="T31"> </text:span><text:span text:style-name="T37">final</text:span><text:span text:style-name="T31"> </text:span><text:span text:style-name="T37">si</text:span><text:span text:style-name="T31"> </text:span><text:span text:style-name="T37">esta</text:span><text:span text:style-name="T31"> </text:span><text:span text:style-name="T37">vacio</text:span><text:span text:style-name="T31"> </text:span><text:span text:style-name="T37">crea</text:span><text:span text:style-name="T31"> </text:span><text:span text:style-name="T37">un</text:span><text:span text:style-name="T31"> </text:span><text:span text:style-name="T37">elemento*/</text:span></text:p>
      <text:p text:style-name="HTML_20_Preformatted"><text:span text:style-name="T28"><text:s text:c="3"/></text:span><text:span text:style-name="T11">letras2.push_back(</text:span><text:span text:style-name="T33">'S'</text:span><text:span text:style-name="T11">);</text:span></text:p>
      <text:p text:style-name="HTML_20_Preformatted"><text:span text:style-name="T27"><text:s text:c="3"/></text:span><text:span text:style-name="T11">letras2.push_back(</text:span><text:span text:style-name="T33">'T'</text:span><text:span text:style-name="T11">);</text:span></text:p>
      <text:p text:style-name="HTML_20_Preformatted"><text:span text:style-name="T27"><text:s text:c="3"/></text:span><text:span text:style-name="T11">letras2.push_back(</text:span><text:span text:style-name="T33">'U'</text:span><text:span text:style-name="T11">);</text:span></text:p>
      <text:p text:style-name="HTML_20_Preformatted"><text:span text:style-name="T27"><text:s text:c="3"/></text:span><text:span text:style-name="T11">letras2.push_back(</text:span><text:span text:style-name="T33">'V'</text:span><text:span text:style-name="T11">);</text:span></text:p>
      <text:p text:style-name="HTML_20_Preformatted"><text:span text:style-name="T27"><text:s text:c="3"/></text:span><text:span text:style-name="T10">letras2.push_back(</text:span><text:span text:style-name="T34">'W'</text:span><text:span text:style-name="T10">);</text:span></text:p>
      <text:p text:style-name="HTML_20_Preformatted"/>
      <text:p text:style-name="HTML_20_Preformatted"><text:span text:style-name="T28"><text:s text:c="3"/></text:span><text:span text:style-name="T10">letras.swap(letras2);</text:span><text:span text:style-name="T28"> <text:s text:c="19"/></text:span><text:span text:style-name="T34">/*intercambia</text:span><text:span text:style-name="T28"> </text:span><text:span text:style-name="T34">vectores*/</text:span></text:p>
      <text:p text:style-name="HTML_20_Preformatted"/>
      <text:p text:style-name="HTML_20_Preformatted"><text:span text:style-name="T28"><text:s text:c="3"/></text:span>cout<text:span text:style-name="T10">&lt;&lt;</text:span><text:span text:style-name="T34">"Primer</text:span><text:span text:style-name="T28"> </text:span><text:span text:style-name="T34">elemento</text:span><text:span text:style-name="T28"> </text:span><text:span text:style-name="T34">de</text:span><text:span text:style-name="T28"> </text:span><text:span text:style-name="T34">letras</text:span><text:span text:style-name="T28"> </text:span><text:span text:style-name="T34">despues</text:span><text:span text:style-name="T28"> </text:span><text:span text:style-name="T34">del</text:span><text:span text:style-name="T28"> </text:span><text:span text:style-name="T34">intercabio:</text:span><text:span text:style-name="T28"> </text:span><text:span text:style-name="T34">"</text:span><text:span text:style-name="T10">&lt;&lt;letras.at(</text:span><text:span text:style-name="T26">0</text:span><text:span text:style-name="T10">)&lt;&lt;</text:span>endl<text:span text:style-name="T10">;</text:span></text:p>
      <text:p text:style-name="HTML_20_Preformatted"/>
      <text:p text:style-name="HTML_20_Preformatted"><text:soft-page-break/><text:span text:style-name="T28"><text:s text:c="3"/></text:span>cout<text:span text:style-name="T10">&lt;&lt;</text:span><text:span text:style-name="T34">"Primer</text:span><text:span text:style-name="T28"> </text:span><text:span text:style-name="T34">elemento</text:span><text:span text:style-name="T28"> </text:span><text:span text:style-name="T34">de</text:span><text:span text:style-name="T28"> </text:span><text:span text:style-name="T34">letras2</text:span><text:span text:style-name="T28"> </text:span><text:span text:style-name="T34">despues</text:span><text:span text:style-name="T28"> </text:span><text:span text:style-name="T34">del</text:span><text:span text:style-name="T28"> </text:span><text:span text:style-name="T34">intercabio:</text:span><text:span text:style-name="T28"> </text:span><text:span text:style-name="T34">"</text:span><text:span text:style-name="T10">&lt;&lt;letras2.front()&lt;&lt;</text:span>endl<text:span text:style-name="T10">;</text:span></text:p>
      <text:p text:style-name="HTML_20_Preformatted"/>
      <text:p text:style-name="HTML_20_Preformatted"><text:span text:style-name="T28"><text:s text:c="3"/></text:span><text:span text:style-name="T43">vector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</text:span></text:p>
      <text:p text:style-name="HTML_20_Preformatted"><text:span text:style-name="T27"><text:s text:c="3"/></text:span><text:span text:style-name="T43">vector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2=letras.end();</text:span></text:p>
      <text:p text:style-name="P30"/>
      <text:p text:style-name="HTML_20_Preformatted"><text:span text:style-name="T27"><text:s text:c="3"/></text:span><text:span text:style-name="T40">const</text:span><text:span text:style-name="T28"> </text:span><text:span text:style-name="T40">char</text:span><text:span text:style-name="T28"> </text:span><text:span text:style-name="T10">value=</text:span><text:span text:style-name="T34">'k'</text:span><text:span text:style-name="T10">;</text:span></text:p>
      <text:p text:style-name="HTML_20_Preformatted"><text:span text:style-name="T28"><text:s text:c="3"/></text:span><text:span text:style-name="T10">letras.insert(it,value</text:span><text:span text:style-name="T15">);</text:span><text:span text:style-name="T31"> <text:s text:c="4"/></text:span><text:span text:style-name="T37">/*</text:span><text:span text:style-name="T31"> </text:span><text:span text:style-name="T37">en</text:span><text:span text:style-name="T31"> </text:span><text:span text:style-name="T37">la</text:span><text:span text:style-name="T31"> </text:span><text:span text:style-name="T37">posicion</text:span><text:span text:style-name="T31"> </text:span><text:span text:style-name="T37">it</text:span><text:span text:style-name="T31"> </text:span><text:span text:style-name="T37">copia</text:span><text:span text:style-name="T31"> </text:span><text:span text:style-name="T37">el</text:span><text:span text:style-name="T31"> </text:span><text:span text:style-name="T37">valor</text:span><text:span text:style-name="T31"> </text:span><text:span text:style-name="T37">de</text:span><text:span text:style-name="T31"> </text:span><text:span text:style-name="T37">value*/</text:span></text:p>
      <text:p text:style-name="HTML_20_Preformatted"/>
      <text:p text:style-name="HTML_20_Preformatted"><text:span text:style-name="T28"><text:s text:c="3"/></text:span>cout<text:span text:style-name="T10">&lt;&lt;</text:span><text:span text:style-name="T34">"mostrar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insert"</text:span><text:span text:style-name="T10">&lt;&lt;</text:span>endl<text:span text:style-name="T10">;</text:span></text:p>
      <text:p text:style-name="HTML_20_Preformatted"><text:span text:style-name="T28"><text:s text:c="3"/></text:span><text:span text:style-name="T39">for</text:span><text:span text:style-name="T11">(</text:span><text:span text:style-name="T39">int</text:span><text:span text:style-name="T27"> </text:span><text:span text:style-name="T11">i=</text:span><text:span text:style-name="T24">0</text:span><text:span text:style-name="T11">;i&lt;</text:span><text:span text:style-name="T39">int</text:span><text:span text:style-name="T11">(letras.size());i++){</text:span></text:p>
      <text:p text:style-name="HTML_20_Preformatted"><text:span text:style-name="T27"><text:s text:c="7"/></text:span><text:span text:style-name="T38">cout</text:span><text:span text:style-name="T11">&lt;&lt;letras.at(i)&lt;&lt;</text:span><text:span text:style-name="T38">endl</text:span><text:span text:style-name="T11">;</text:span></text:p>
      <text:p text:style-name="HTML_20_Preformatted"><text:span text:style-name="T27"><text:s text:c="3"/></text:span><text:span text:style-name="T10">}</text:span></text:p>
      <text:p text:style-name="HTML_20_Preformatted"/>
      <text:p text:style-name="HTML_20_Preformatted"><text:span text:style-name="T28"><text:s text:c="3"/></text:span><text:span text:style-name="T10">letras.pop_back();</text:span><text:span text:style-name="T28"> <text:s text:c="10"/></text:span><text:span text:style-name="T34">/*saca</text:span><text:span text:style-name="T28"> </text:span><text:span text:style-name="T34">el</text:span><text:span text:style-name="T28"> </text:span><text:span text:style-name="T34">ultimo</text:span><text:span text:style-name="T28"> </text:span><text:span text:style-name="T34">elemento*/</text:span></text:p>
      <text:p text:style-name="HTML_20_Preformatted"/>
      <text:p text:style-name="HTML_20_Preformatted"><text:span text:style-name="T28"><text:s text:c="3"/></text:span>cout<text:span text:style-name="T10">&lt;&lt;</text:span><text:span text:style-name="T34">"mostrar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pop_back"</text:span><text:span text:style-name="T10">&lt;&lt;</text:span>endl<text:span text:style-name="T10">;</text:span></text:p>
      <text:p text:style-name="HTML_20_Preformatted"><text:span text:style-name="T28"><text:s text:c="3"/></text:span><text:span text:style-name="T39">for</text:span><text:span text:style-name="T11">(</text:span><text:span text:style-name="T39">int</text:span><text:span text:style-name="T27"> </text:span><text:span text:style-name="T11">i=</text:span><text:span text:style-name="T24">0</text:span><text:span text:style-name="T11">;i&lt;</text:span><text:span text:style-name="T39">int</text:span><text:span text:style-name="T11">(letras.size());i++){</text:span></text:p>
      <text:p text:style-name="HTML_20_Preformatted"><text:span text:style-name="T27"><text:s text:c="7"/></text:span><text:span text:style-name="T38">cout</text:span><text:span text:style-name="T11">&lt;&lt;letras.at(i)&lt;&lt;</text:span><text:span text:style-name="T38">endl</text:span><text:span text:style-name="T11">;</text:span></text:p>
      <text:p text:style-name="HTML_20_Preformatted"><text:span text:style-name="T27"><text:s text:c="3"/></text:span><text:span text:style-name="T10">}</text:span></text:p>
      <text:p text:style-name="HTML_20_Preformatted"><text:span text:style-name="T28"><text:s text:c="3"/></text:span><text:span text:style-name="T10">it=letras.begin();</text:span></text:p>
      <text:p text:style-name="HTML_20_Preformatted"><text:span text:style-name="T28"><text:s text:c="2"/></text:span></text:p>
      <text:p text:style-name="HTML_20_Preformatted"><text:span text:style-name="T28"><text:s/></text:span><text:span text:style-name="T10">letras.erase(it+</text:span><text:span text:style-name="T26">2</text:span><text:span text:style-name="T15">);</text:span><text:span text:style-name="T31"> <text:s text:c="11"/></text:span><text:span text:style-name="T37">/*si</text:span><text:span text:style-name="T31"> </text:span><text:span text:style-name="T37">le</text:span><text:span text:style-name="T31"> </text:span><text:span text:style-name="T37">pasamos</text:span><text:span text:style-name="T31"> </text:span><text:span text:style-name="T37">un</text:span><text:span text:style-name="T31"> </text:span><text:span text:style-name="T37">solo</text:span><text:span text:style-name="T31"> </text:span><text:span text:style-name="T37">parametro</text:span><text:span text:style-name="T31"> </text:span><text:span text:style-name="T37">q</text:span><text:span text:style-name="T31"> </text:span><text:span text:style-name="T37">sera</text:span><text:span text:style-name="T31"> </text:span><text:span text:style-name="T37">un</text:span><text:span text:style-name="T31"> </text:span><text:span text:style-name="T37">iterator</text:span><text:span text:style-name="T31"> <text:s text:c="3"/></text:span><text:span text:style-name="T37">de tipo</text:span><text:span text:style-name="T31"> </text:span><text:span text:style-name="T37">vector</text:span><text:span text:style-name="T31"> </text:span><text:span text:style-name="T37">borra</text:span><text:span text:style-name="T31"> </text:span><text:span text:style-name="T37">el</text:span><text:span text:style-name="T31"> </text:span><text:span text:style-name="T37">elemento</text:span><text:span text:style-name="T31"> </text:span><text:span text:style-name="T37">q</text:span><text:span text:style-name="T31"> </text:span><text:span text:style-name="T37">esta</text:span><text:span text:style-name="T31"> </text:span><text:span text:style-name="T37">en</text:span><text:span text:style-name="T31"> </text:span><text:span text:style-name="T37">la</text:span><text:span text:style-name="T31"> </text:span><text:span text:style-name="T37">posición</text:span><text:span text:style-name="T31"> </text:span><text:span text:style-name="T37">indicada</text:span><text:span text:style-name="T31"> </text:span><text:span text:style-name="T37">por</text:span><text:span text:style-name="T31"> </text:span><text:span text:style-name="T37">el</text:span><text:span text:style-name="T31"> </text:span><text:span text:style-name="T37">iterator</text:span><text:span text:style-name="T31"> </text:span><text:span text:style-name="T37">en</text:span><text:span text:style-name="T31"> </text:span><text:span text:style-name="T37">este</text:span><text:span text:style-name="T31"> </text:span><text:span text:style-name="T37">caso</text:span><text:span text:style-name="T31"> </text:span><text:span text:style-name="T37">C */</text:span></text:p>
      <text:p text:style-name="HTML_20_Preformatted"/>
      <text:p text:style-name="HTML_20_Preformatted"/>
      <text:p text:style-name="HTML_20_Preformatted"/>
      <text:p text:style-name="HTML_20_Preformatted"><text:span text:style-name="T28"><text:s text:c="3"/></text:span>cout<text:span text:style-name="T10">&lt;&lt;</text:span><text:span text:style-name="T34">"mostrar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erase</text:span><text:span text:style-name="T28"> </text:span><text:span text:style-name="T34">eliminando</text:span><text:span text:style-name="T28"> </text:span><text:span text:style-name="T34">la</text:span><text:span text:style-name="T28"> </text:span><text:span text:style-name="T34">3</text:span><text:span text:style-name="T28"> </text:span><text:span text:style-name="T34">posicoion"</text:span><text:span text:style-name="T10">&lt;&lt;</text:span>endl<text:span text:style-name="T10">;</text:span></text:p>
      <text:p text:style-name="HTML_20_Preformatted"><text:span text:style-name="T28"><text:s text:c="3"/></text:span><text:span text:style-name="T39">for</text:span><text:span text:style-name="T11">(</text:span><text:span text:style-name="T39">int</text:span><text:span text:style-name="T27"> </text:span><text:span text:style-name="T11">i=</text:span><text:span text:style-name="T24">0</text:span><text:span text:style-name="T11">;i&lt;</text:span><text:span text:style-name="T39">int</text:span><text:span text:style-name="T11">(letras.size());i++){</text:span></text:p>
      <text:p text:style-name="HTML_20_Preformatted"><text:span text:style-name="T27"><text:s text:c="7"/></text:span><text:span text:style-name="T38">cout</text:span><text:span text:style-name="T11">&lt;&lt;letras.at(i)&lt;&lt;</text:span><text:span text:style-name="T38">endl</text:span><text:span text:style-name="T11">;</text:span></text:p>
      <text:p text:style-name="HTML_20_Preformatted"><text:span text:style-name="T27"><text:s text:c="3"/></text:span><text:span text:style-name="T11">}</text:span></text:p>
      <text:p text:style-name="P30"/>
      <text:p text:style-name="HTML_20_Preformatted"><text:span text:style-name="T27"><text:s text:c="3"/></text:span><text:span text:style-name="T11">it=letras.begin();</text:span></text:p>
      <text:p text:style-name="HTML_20_Preformatted"><text:span text:style-name="T27"><text:s text:c="3"/></text:span><text:span text:style-name="T11">it2=letras.end();</text:span></text:p>
      <text:p text:style-name="P30"/>
      <text:p text:style-name="HTML_20_Preformatted"><text:span text:style-name="T27"><text:s text:c="3"/></text:span><text:span text:style-name="T10">letras.erase(it+</text:span><text:span text:style-name="T26">1</text:span><text:span text:style-name="T10">,it2-</text:span><text:span text:style-name="T26">1</text:span><text:span text:style-name="T15">);</text:span><text:span text:style-name="T31"> <text:s text:c="16"/></text:span><text:span text:style-name="T37">/*si</text:span><text:span text:style-name="T31"> </text:span><text:span text:style-name="T37">le</text:span><text:span text:style-name="T31"> </text:span><text:span text:style-name="T37">pasamos</text:span><text:span text:style-name="T31"> </text:span><text:span text:style-name="T37">dos</text:span><text:span text:style-name="T31"> </text:span><text:span text:style-name="T37">parametro</text:span><text:span text:style-name="T31"> </text:span><text:span text:style-name="T37">q</text:span><text:span text:style-name="T31"> </text:span><text:span text:style-name="T37">seran</text:span><text:span text:style-name="T31"> </text:span><text:span text:style-name="T37">un</text:span><text:span text:style-name="T31"> </text:span><text:span text:style-name="T37">iterator</text:span><text:span text:style-name="T31"> </text:span><text:span text:style-name="T37">de tipo</text:span><text:span text:style-name="T31"> </text:span><text:span text:style-name="T37">vector</text:span><text:span text:style-name="T31"> </text:span><text:span text:style-name="T37">borra</text:span><text:span text:style-name="T31"> </text:span><text:span text:style-name="T37">los</text:span><text:span text:style-name="T31"> </text:span><text:span text:style-name="T37">elementos</text:span><text:span text:style-name="T31"> </text:span><text:span text:style-name="T37">q</text:span><text:span text:style-name="T31"> </text:span><text:span text:style-name="T37">estan</text:span><text:span text:style-name="T31"> </text:span><text:span text:style-name="T37">entre</text:span><text:span text:style-name="T31"> </text:span><text:span text:style-name="T37">esas</text:span><text:span text:style-name="T31"> </text:span><text:span text:style-name="T37">dos posiciones(en</text:span><text:span text:style-name="T31"> </text:span><text:span text:style-name="T37">este</text:span><text:span text:style-name="T31"> </text:span><text:span text:style-name="T37">caso</text:span><text:span text:style-name="T31"> </text:span><text:span text:style-name="T37">borraria</text:span><text:span text:style-name="T31"> </text:span><text:span text:style-name="T37">desde</text:span><text:span text:style-name="T31"> </text:span><text:span text:style-name="T37">el</text:span><text:span text:style-name="T31"> </text:span><text:span text:style-name="T37">segundo</text:span><text:span text:style-name="T31"> </text:span><text:span text:style-name="T37">hasta</text:span><text:span text:style-name="T31"> </text:span><text:span text:style-name="T37">el</text:span><text:span text:style-name="T31"> </text:span><text:span text:style-name="T37">anteultimo</text:span><text:span text:style-name="T31"> </text:span><text:span text:style-name="T37">eelemento</text:span><text:span text:style-name="T31"> </text:span><text:span text:style-name="T37">)*/</text:span></text:p>
      <text:p text:style-name="HTML_20_Preformatted"/>
      <text:p text:style-name="HTML_20_Preformatted"/>
      <text:p text:style-name="HTML_20_Preformatted"><text:span text:style-name="T28"><text:s text:c="3"/></text:span>cout<text:span text:style-name="T10">&lt;&lt;</text:span><text:span text:style-name="T34">"mostrar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erase</text:span><text:span text:style-name="T28"> </text:span><text:span text:style-name="T34">con</text:span><text:span text:style-name="T28"> </text:span><text:span text:style-name="T34">rango"</text:span><text:span text:style-name="T10">&lt;&lt;</text:span>endl<text:span text:style-name="T10">;</text:span></text:p>
      <text:p text:style-name="HTML_20_Preformatted"><text:span text:style-name="T28"><text:s text:c="3"/></text:span><text:span text:style-name="T39">for</text:span><text:span text:style-name="T11">(</text:span><text:span text:style-name="T39">int</text:span><text:span text:style-name="T27"> </text:span><text:span text:style-name="T11">i=</text:span><text:span text:style-name="T24">0</text:span><text:span text:style-name="T11">;i&lt;</text:span><text:span text:style-name="T39">int</text:span><text:span text:style-name="T11">(letras.size());i++){</text:span></text:p>
      <text:p text:style-name="HTML_20_Preformatted"><text:span text:style-name="T27"><text:s text:c="7"/></text:span><text:span text:style-name="T38">cout</text:span><text:span text:style-name="T11">&lt;&lt;letras.at(i)&lt;&lt;</text:span><text:span text:style-name="T38">endl</text:span><text:span text:style-name="T11">;</text:span></text:p>
      <text:p text:style-name="HTML_20_Preformatted"><text:span text:style-name="T27"><text:s text:c="3"/></text:span><text:span text:style-name="T10">}</text:span></text:p>
      <text:p text:style-name="HTML_20_Preformatted"/>
      <text:p text:style-name="HTML_20_Preformatted"><text:span text:style-name="T28"><text:s text:c="3"/></text:span><text:span text:style-name="T10">letras.clear();</text:span><text:span text:style-name="T28"> <text:s text:c="8"/></text:span><text:span text:style-name="T34">//borra</text:span><text:span text:style-name="T28"> </text:span><text:span text:style-name="T34">todos</text:span><text:span text:style-name="T28"> </text:span><text:span text:style-name="T34">los</text:span><text:span text:style-name="T28"> </text:span><text:span text:style-name="T34">elementos</text:span><text:span text:style-name="T28"> </text:span><text:span text:style-name="T34">del</text:span><text:span text:style-name="T28"> </text:span><text:span text:style-name="T34">vector</text:span><text:span text:style-name="T28"> </text:span></text:p>
      <text:p text:style-name="HTML_20_Preformatted"/>
      <text:p text:style-name="HTML_20_Preformatted"><text:span text:style-name="T28"><text:s text:c="3"/></text:span><text:span text:style-name="T40">bool</text:span><text:span text:style-name="T28"> </text:span><text:span text:style-name="T10">res=letras.empty();</text:span><text:span text:style-name="T28"> <text:s text:c="4"/></text:span><text:span text:style-name="T34">//me</text:span><text:span text:style-name="T28"> </text:span><text:span text:style-name="T34">devuelve</text:span><text:span text:style-name="T28"> </text:span><text:span text:style-name="T34">true</text:span><text:span text:style-name="T28"> </text:span><text:span text:style-name="T34">si</text:span><text:span text:style-name="T28"> </text:span><text:span text:style-name="T34">esta</text:span><text:span text:style-name="T28"> </text:span><text:span text:style-name="T34">vacio</text:span></text:p>
      <text:p text:style-name="HTML_20_Preformatted"/>
      <text:p text:style-name="HTML_20_Preformatted"><text:span text:style-name="T28"><text:s text:c="3"/></text:span><text:span text:style-name="T39">if</text:span><text:span text:style-name="T11">(res){</text:span><text:span text:style-name="T38">cout</text:span><text:span text:style-name="T11">&lt;&lt;</text:span><text:span text:style-name="T33">"vacio"</text:span><text:span text:style-name="T11">&lt;&lt;</text:span><text:span text:style-name="T38">endl</text:span><text:span text:style-name="T11">;}</text:span><text:span text:style-name="T39">else</text:span><text:span text:style-name="T11">{</text:span><text:span text:style-name="T38">cout</text:span><text:span text:style-name="T11">&lt;&lt;</text:span><text:span text:style-name="T33">"no</text:span><text:span text:style-name="T27"> </text:span><text:span text:style-name="T33">vacio"</text:span><text:span text:style-name="T11">&lt;&lt;</text:span><text:span text:style-name="T38">endl</text:span><text:span text:style-name="T11">;}</text:span></text:p>
      <text:p text:style-name="P30"/>
      <text:p text:style-name="P30"/>
      <text:p text:style-name="P30"/>
      <text:p text:style-name="HTML_20_Preformatted"><text:span text:style-name="T27"><text:s text:c="3"/></text:span><text:span text:style-name="T39">return</text:span><text:span text:style-name="T27"> </text:span><text:span text:style-name="T24">0</text:span><text:span text:style-name="T11">;</text:span></text:p>
      <text:p text:style-name="HTML_20_Preformatted"><text:span text:style-name="T11">}</text:span></text:p>
      <text:p text:style-name="P30"/>
      <text:p text:style-name="P9"/>
      <text:p text:style-name="P24"><text:span text:style-name="T9">Lista</text:span></text:p>
      <text:p text:style-name="P19"/>
      <text:p text:style-name="HTML_20_Preformatted"><text:span text:style-name="T24">#include</text:span><text:span text:style-name="T27"> </text:span><text:span text:style-name="T33">&lt;iostream&gt;</text:span></text:p>
      <text:p text:style-name="HTML_20_Preformatted"><text:span text:style-name="T24">#include</text:span><text:span text:style-name="T27"> </text:span><text:span text:style-name="T33">&lt;list&gt;</text:span></text:p>
      <text:p text:style-name="P30"/>
      <text:p text:style-name="HTML_20_Preformatted"><text:span text:style-name="T39">using</text:span><text:span text:style-name="T27"> </text:span><text:span text:style-name="T39">namespace</text:span><text:span text:style-name="T27"> </text:span><text:span text:style-name="T43">std</text:span><text:span text:style-name="T11">;</text:span></text:p>
      <text:p text:style-name="P30"/>
      <text:p text:style-name="HTML_20_Preformatted"><text:span text:style-name="T39">int</text:span><text:span text:style-name="T27"> </text:span><text:span text:style-name="T11">main()</text:span></text:p>
      <text:p text:style-name="HTML_20_Preformatted"><text:span text:style-name="T10">{</text:span></text:p>
      <text:p text:style-name="HTML_20_Preformatted"><text:span text:style-name="T28"><text:s text:c="4"/></text:span><text:span text:style-name="T44">list</text:span><text:span text:style-name="T28"> </text:span><text:span text:style-name="T10">&lt;</text:span><text:span text:style-name="T40">char</text:span><text:span text:style-name="T10">&gt;</text:span><text:span text:style-name="T28"> </text:span><text:span text:style-name="T10">letras;</text:span></text:p>
      <text:p text:style-name="HTML_20_Preformatted"><text:span text:style-name="T28"><text:s text:c="4"/></text:span><text:span text:style-name="T10">letras.push_back(</text:span><text:span text:style-name="T34">'a'</text:span><text:span text:style-name="T10">);</text:span><text:span text:style-name="T34">//agrega</text:span><text:span text:style-name="T28"> </text:span><text:span text:style-name="T34">al</text:span><text:span text:style-name="T28"> </text:span><text:span text:style-name="T34">final</text:span></text:p>
      <text:p text:style-name="HTML_20_Preformatted"><text:span text:style-name="T28"><text:s text:c="4"/></text:span><text:span text:style-name="T11">letras.push_back(</text:span><text:span text:style-name="T33">'c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d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g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f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e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h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j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k'</text:span><text:span text:style-name="T11">);</text:span></text:p>
      <text:p text:style-name="HTML_20_Preformatted"><text:span text:style-name="T27"><text:s text:c="4"/></text:span><text:span text:style-name="T11">letras.push_back(</text:span><text:span text:style-name="T33">'l'</text:span><text:span text:style-name="T11">);</text:span></text:p>
      <text:p text:style-name="P30"/>
      <text:p text:style-name="HTML_20_Preformatted"><text:span text:style-name="T27"><text:s text:c="4"/></text:span><text:span text:style-name="T11">letras.push_front(</text:span><text:span text:style-name="T33">'b'</text:span><text:span text:style-name="T11">);</text:span><text:span text:style-name="T27"> </text:span><text:span text:style-name="T33">//agrega</text:span><text:span text:style-name="T27"> </text:span><text:span text:style-name="T33">al</text:span><text:span text:style-name="T27"> </text:span><text:span text:style-name="T33">principio</text:span></text:p>
      <text:p text:style-name="P30"/>
      <text:p text:style-name="P30"/>
      <text:p text:style-name="P30"/>
      <text:p text:style-name="HTML_20_Preformatted"><text:span text:style-name="T27"><text:s text:c="4"/></text:span><text:span text:style-name="T38">cout</text:span><text:span text:style-name="T11">&lt;&lt;</text:span><text:span text:style-name="T33">"lista</text:span><text:span text:style-name="T27"> </text:span><text:span text:style-name="T33">original"</text:span><text:span text:style-name="T11">&lt;&lt;</text:span><text:span text:style-name="T38">endl</text:span><text:span text:style-name="T11">;</text:span></text:p>
      <text:p text:style-name="HTML_20_Preformatted"><text:span text:style-name="T27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pan text:style-name="T27"><text:s text:c="8"/></text:span>cout<text:span text:style-name="T10">&lt;&lt;(*it)&lt;&lt;</text:span>endl<text:span text:style-name="T10">;</text:span></text:p>
      <text:p text:style-name="HTML_20_Preformatted"><text:span text:style-name="T28"><text:s text:c="4"/></text:span><text:span text:style-name="T10">}</text:span></text:p>
      <text:p text:style-name="HTML_20_Preformatted"/>
      <text:p text:style-name="HTML_20_Preformatted"/>
      <text:p text:style-name="HTML_20_Preformatted"/>
      <text:p text:style-name="HTML_20_Preformatted"/>
      <text:p text:style-name="HTML_20_Preformatted"><text:span text:style-name="T28"><text:s text:c="4"/></text:span>cout<text:span text:style-name="T10">&lt;&lt;</text:span><text:span text:style-name="T34">"lista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agregar</text:span><text:span text:style-name="T28"> </text:span><text:span text:style-name="T34">una</text:span><text:span text:style-name="T28"> </text:span><text:span text:style-name="T34">R</text:span><text:span text:style-name="T28"> </text:span><text:span text:style-name="T34">en</text:span><text:span text:style-name="T28"> </text:span><text:span text:style-name="T34">la</text:span><text:span text:style-name="T28"> </text:span><text:span text:style-name="T34">primera</text:span><text:span text:style-name="T28"> </text:span><text:span text:style-name="T34">posicion"</text:span><text:span text:style-name="T10">&lt;&lt;</text:span>endl<text:span text:style-name="T10">;</text:span></text:p>
      <text:p text:style-name="HTML_20_Preformatted"><text:span text:style-name="T28"><text:s text:c="4"/>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</text:span></text:p>
      <text:p text:style-name="HTML_20_Preformatted"><text:span text:style-name="T27"><text:s text:c="4"/></text:span><text:span text:style-name="T11">letras.insert(it,</text:span><text:span text:style-name="T33">'R'</text:span><text:span text:style-name="T11">);</text:span></text:p>
      <text:p text:style-name="HTML_20_Preformatted"><text:span text:style-name="T27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pan text:style-name="T27"><text:s text:c="8"/></text:span><text:span text:style-name="T38">cout</text:span><text:span text:style-name="T11">&lt;&lt;(*it)&lt;&lt;</text:span><text:span text:style-name="T38">endl</text:span><text:span text:style-name="T11">;</text:span></text:p>
      <text:p text:style-name="HTML_20_Preformatted"><text:span text:style-name="T27"><text:s text:c="4"/></text:span><text:span text:style-name="T11">}</text:span></text:p>
      <text:p text:style-name="P30"/>
      <text:p text:style-name="HTML_20_Preformatted"><text:span text:style-name="T27"><text:s text:c="4"/></text:span><text:span text:style-name="T43">list</text:span><text:span text:style-name="T11">&lt;</text:span><text:span text:style-name="T39">char</text:span><text:span text:style-name="T11">&gt;aux;</text:span></text:p>
      <text:p text:style-name="P30"/>
      <text:p text:style-name="HTML_20_Preformatted"><text:span text:style-name="T27"><text:s text:c="4"/></text:span><text:span text:style-name="T11">aux.push_front(</text:span><text:span text:style-name="T33">'d'</text:span><text:span text:style-name="T11">);</text:span></text:p>
      <text:p text:style-name="HTML_20_Preformatted"><text:span text:style-name="T27"><text:s text:c="4"/></text:span><text:span text:style-name="T11">aux.push_front(</text:span><text:span text:style-name="T33">'z'</text:span><text:span text:style-name="T11">);</text:span></text:p>
      <text:p text:style-name="HTML_20_Preformatted"><text:span text:style-name="T27"><text:s text:c="4"/></text:span><text:span text:style-name="T11">aux.push_back(</text:span><text:span text:style-name="T33">'y'</text:span><text:span text:style-name="T11">);</text:span></text:p>
      <text:p text:style-name="P30"/>
      <text:p text:style-name="HTML_20_Preformatted"><text:span text:style-name="T27"><text:s text:c="4"/>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2=aux.begin();</text:span></text:p>
      <text:p text:style-name="P30"/>
      <text:p text:style-name="HTML_20_Preformatted"><text:span text:style-name="T27"><text:s text:c="4"/></text:span><text:span text:style-name="T38">cout</text:span><text:span text:style-name="T11">&lt;&lt;</text:span><text:span text:style-name="T33">"lista</text:span><text:span text:style-name="T27"> </text:span><text:span text:style-name="T33">aux"</text:span><text:span text:style-name="T11">&lt;&lt;</text:span><text:span text:style-name="T38">endl</text:span><text:span text:style-name="T11">;</text:span></text:p>
      <text:p text:style-name="HTML_20_Preformatted"><text:span text:style-name="T27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2=aux.begin();it2!=aux.end();++it2){</text:span></text:p>
      <text:p text:style-name="HTML_20_Preformatted"><text:span text:style-name="T27"><text:s text:c="8"/></text:span>cout<text:span text:style-name="T10">&lt;&lt;(*it2)&lt;&lt;</text:span>endl<text:span text:style-name="T10">;</text:span></text:p>
      <text:p text:style-name="HTML_20_Preformatted"><text:span text:style-name="T28"><text:s text:c="4"/></text:span><text:span text:style-name="T10">}</text:span></text:p>
      <text:p text:style-name="HTML_20_Preformatted"/>
      <text:p text:style-name="HTML_20_Preformatted"><text:span text:style-name="T28"><text:s text:c="4"/></text:span><text:span text:style-name="T10">letras.merge(</text:span><text:span text:style-name="T28"> </text:span><text:span text:style-name="T10">aux);</text:span><text:span text:style-name="T28"> </text:span><text:span text:style-name="T34">//une</text:span><text:span text:style-name="T28"> </text:span><text:span text:style-name="T34">nuestra</text:span><text:span text:style-name="T28"> </text:span><text:span text:style-name="T34">lista</text:span><text:span text:style-name="T28"> </text:span><text:span text:style-name="T34">con</text:span><text:span text:style-name="T28"> </text:span><text:span text:style-name="T34">una</text:span><text:span text:style-name="T28"> </text:span><text:span text:style-name="T34">q</text:span><text:span text:style-name="T28"> </text:span><text:span text:style-name="T34">le</text:span><text:span text:style-name="T28"> </text:span><text:span text:style-name="T34">pasamos</text:span></text:p>
      <text:p text:style-name="HTML_20_Preformatted"><text:span text:style-name="T28"><text:s text:c="4"/></text:span>cout<text:span text:style-name="T10">&lt;&lt;</text:span><text:span text:style-name="T34">"lista</text:span><text:span text:style-name="T28"> </text:span><text:span text:style-name="T34">letras</text:span><text:span text:style-name="T28"> </text:span><text:span text:style-name="T34">unida</text:span><text:span text:style-name="T28"> </text:span><text:span text:style-name="T34">con</text:span><text:span text:style-name="T28"> </text:span><text:span text:style-name="T34">aux"</text:span><text:span text:style-name="T10">&lt;&lt;</text:span>endl<text:span text:style-name="T10">;</text:span></text:p>
      <text:p text:style-name="HTML_20_Preformatted"><text:span text:style-name="T28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oft-page-break/><text:span text:style-name="T27"><text:s text:c="8"/></text:span><text:span text:style-name="T38">cout</text:span><text:span text:style-name="T11">&lt;&lt;(*it)&lt;&lt;</text:span><text:span text:style-name="T38">endl</text:span><text:span text:style-name="T11">;</text:span></text:p>
      <text:p text:style-name="HTML_20_Preformatted"><text:span text:style-name="T27"><text:s text:c="4"/></text:span><text:span text:style-name="T11">}</text:span></text:p>
      <text:p text:style-name="P30"/>
      <text:p text:style-name="P30"/>
      <text:p text:style-name="HTML_20_Preformatted"><text:span text:style-name="T27"><text:s text:c="4"/></text:span><text:span text:style-name="T11">letras.sort();</text:span><text:span text:style-name="T33">//ordenar</text:span></text:p>
      <text:p text:style-name="P30"/>
      <text:p text:style-name="P30"/>
      <text:p text:style-name="HTML_20_Preformatted"><text:span text:style-name="T27"><text:s text:c="4"/></text:span><text:span text:style-name="T38">cout</text:span><text:span text:style-name="T11">&lt;&lt;</text:span><text:span text:style-name="T33">"lista</text:span><text:span text:style-name="T27"> </text:span><text:span text:style-name="T33">ordenada"</text:span><text:span text:style-name="T11">&lt;&lt;</text:span><text:span text:style-name="T38">endl</text:span><text:span text:style-name="T11">;</text:span></text:p>
      <text:p text:style-name="HTML_20_Preformatted"><text:span text:style-name="T27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pan text:style-name="T27"><text:s text:c="8"/></text:span>cout<text:span text:style-name="T10">&lt;&lt;(*it)&lt;&lt;</text:span>endl<text:span text:style-name="T10">;</text:span></text:p>
      <text:p text:style-name="HTML_20_Preformatted"><text:span text:style-name="T28"><text:s text:c="4"/></text:span><text:span text:style-name="T10">}</text:span></text:p>
      <text:p text:style-name="HTML_20_Preformatted"/>
      <text:p text:style-name="HTML_20_Preformatted"><text:span text:style-name="T28"><text:s text:c="4"/></text:span><text:span text:style-name="T10">letras.reverse();</text:span><text:span text:style-name="T34">//la</text:span><text:span text:style-name="T28"> </text:span><text:span text:style-name="T34">ordena</text:span><text:span text:style-name="T28"> </text:span><text:span text:style-name="T34">al</text:span><text:span text:style-name="T28"> </text:span><text:span text:style-name="T34">revez</text:span></text:p>
      <text:p text:style-name="HTML_20_Preformatted"><text:span text:style-name="T28"><text:s text:c="4"/></text:span>cout<text:span text:style-name="T10">&lt;&lt;</text:span><text:span text:style-name="T34">"lista</text:span><text:span text:style-name="T28"> </text:span><text:span text:style-name="T34">ordenada</text:span><text:span text:style-name="T28"> </text:span><text:span text:style-name="T34">alrevez"</text:span><text:span text:style-name="T10">&lt;&lt;</text:span>endl<text:span text:style-name="T10">;</text:span></text:p>
      <text:p text:style-name="HTML_20_Preformatted"><text:span text:style-name="T28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pan text:style-name="T27"><text:s text:c="8"/></text:span><text:span text:style-name="T38">cout</text:span><text:span text:style-name="T11">&lt;&lt;(*it)&lt;&lt;</text:span><text:span text:style-name="T38">endl</text:span><text:span text:style-name="T11">;</text:span></text:p>
      <text:p text:style-name="HTML_20_Preformatted"><text:span text:style-name="T27"><text:s text:c="4"/></text:span><text:span text:style-name="T11">}</text:span></text:p>
      <text:p text:style-name="P30"/>
      <text:p text:style-name="P30"/>
      <text:p text:style-name="P30"/>
      <text:p text:style-name="HTML_20_Preformatted"><text:span text:style-name="T27"><text:s text:c="4"/></text:span><text:span text:style-name="T11">letras.remove(</text:span><text:span text:style-name="T33">'d'</text:span><text:span text:style-name="T11">);</text:span><text:span text:style-name="T27"> </text:span><text:span text:style-name="T33">//remueve</text:span><text:span text:style-name="T27"> </text:span><text:span text:style-name="T33">t</text:span></text:p>
      <text:p text:style-name="P30"/>
      <text:p text:style-name="HTML_20_Preformatted"><text:span text:style-name="T27"><text:s text:c="4"/></text:span>cout<text:span text:style-name="T10">&lt;&lt;</text:span><text:span text:style-name="T34">"lista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eliminar</text:span><text:span text:style-name="T28"> </text:span><text:span text:style-name="T34">la</text:span><text:span text:style-name="T28"> </text:span><text:span text:style-name="T34">d"</text:span><text:span text:style-name="T10">&lt;&lt;</text:span>endl<text:span text:style-name="T10">;</text:span></text:p>
      <text:p text:style-name="HTML_20_Preformatted"><text:span text:style-name="T28"><text:s text:c="4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letras.begin();it!=letras.end();++it){</text:span></text:p>
      <text:p text:style-name="HTML_20_Preformatted"><text:span text:style-name="T27"><text:s text:c="8"/></text:span><text:span text:style-name="T38">cout</text:span><text:span text:style-name="T11">&lt;&lt;(*it)&lt;&lt;</text:span><text:span text:style-name="T38">endl</text:span><text:span text:style-name="T11">;</text:span></text:p>
      <text:p text:style-name="HTML_20_Preformatted"><text:span text:style-name="T27"><text:s text:c="4"/></text:span><text:span text:style-name="T11">}</text:span></text:p>
      <text:p text:style-name="HTML_20_Preformatted"><text:span text:style-name="T27"><text:s text:c="4"/></text:span><text:span text:style-name="T43">list</text:span><text:span text:style-name="T11">&lt;</text:span><text:span text:style-name="T39">char</text:span><text:span text:style-name="T11">&gt;</text:span><text:span text:style-name="T27"> </text:span><text:span text:style-name="T11">aux2;</text:span></text:p>
      <text:p text:style-name="HTML_20_Preformatted"><text:span text:style-name="T27"><text:s text:c="4"/></text:span><text:span text:style-name="T11">aux2.push_back(</text:span><text:span text:style-name="T33">'b'</text:span><text:span text:style-name="T11">);</text:span></text:p>
      <text:p text:style-name="HTML_20_Preformatted"><text:span text:style-name="T27"><text:s text:c="4"/></text:span><text:span text:style-name="T11">aux2.push_back(</text:span><text:span text:style-name="T33">'b'</text:span><text:span text:style-name="T11">);</text:span></text:p>
      <text:p text:style-name="HTML_20_Preformatted"><text:span text:style-name="T27"><text:s text:c="4"/></text:span><text:span text:style-name="T11">aux2.push_back(</text:span><text:span text:style-name="T33">'b'</text:span><text:span text:style-name="T11">);</text:span></text:p>
      <text:p text:style-name="HTML_20_Preformatted"><text:span text:style-name="T27"><text:s text:c="4"/></text:span><text:span text:style-name="T11">aux2.push_back(</text:span><text:span text:style-name="T33">'b'</text:span><text:span text:style-name="T11">);</text:span></text:p>
      <text:p text:style-name="HTML_20_Preformatted"><text:span text:style-name="T27"><text:s text:c="4"/></text:span><text:span text:style-name="T11">aux2.push_back(</text:span><text:span text:style-name="T33">'b'</text:span><text:span text:style-name="T11">);</text:span></text:p>
      <text:p text:style-name="HTML_20_Preformatted"><text:span text:style-name="T27"><text:s text:c="4"/></text:span><text:span text:style-name="T43">list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aux=aux2.begin();</text:span></text:p>
      <text:p text:style-name="HTML_20_Preformatted"><text:span text:style-name="T27"><text:s text:c="4"/></text:span><text:span text:style-name="T10">++itaux;</text:span></text:p>
      <text:p text:style-name="HTML_20_Preformatted"><text:span text:style-name="T28"><text:s text:c="4"/></text:span><text:span text:style-name="T10">++itaux;</text:span></text:p>
      <text:p text:style-name="HTML_20_Preformatted"/>
      <text:p text:style-name="HTML_20_Preformatted"><text:span text:style-name="T28"><text:s text:c="5"/></text:span><text:span text:style-name="T10">aux2.splice(itaux,letras);</text:span><text:span text:style-name="T34">//transfiere</text:span><text:span text:style-name="T28"> </text:span><text:span text:style-name="T34">a</text:span><text:span text:style-name="T28"> </text:span><text:span text:style-name="T34">aux2</text:span><text:span text:style-name="T28"> </text:span><text:span text:style-name="T34">los</text:span><text:span text:style-name="T28"> </text:span><text:span text:style-name="T34">todos</text:span><text:span text:style-name="T28"> </text:span><text:span text:style-name="T34">los</text:span><text:span text:style-name="T28"> </text:span><text:span text:style-name="T34">elementos</text:span><text:span text:style-name="T28"> </text:span><text:span text:style-name="T34">de</text:span><text:span text:style-name="T28"> </text:span><text:span text:style-name="T34">letras</text:span><text:span text:style-name="T28"> </text:span><text:span text:style-name="T34">en</text:span><text:span text:style-name="T28"> </text:span><text:span text:style-name="T34">la</text:span><text:span text:style-name="T28"> </text:span><text:span text:style-name="T34">posicion</text:span><text:span text:style-name="T28"> </text:span><text:span text:style-name="T34">3</text:span><text:span text:style-name="T28"> </text:span><text:span text:style-name="T34">de</text:span><text:span text:style-name="T28"> </text:span><text:span text:style-name="T34">aux</text:span></text:p>
      <text:p text:style-name="HTML_20_Preformatted"><text:span text:style-name="T28"><text:s text:c="5"/></text:span><text:span text:style-name="T34">//letras</text:span><text:span text:style-name="T28"> </text:span><text:span text:style-name="T34">queda</text:span><text:span text:style-name="T28"> </text:span><text:span text:style-name="T34">vacio</text:span></text:p>
      <text:p text:style-name="HTML_20_Preformatted"/>
      <text:p text:style-name="HTML_20_Preformatted"/>
      <text:p text:style-name="HTML_20_Preformatted"/>
      <text:p text:style-name="HTML_20_Preformatted"><text:span text:style-name="T28"><text:s text:c="5"/></text:span>cout<text:span text:style-name="T10">&lt;&lt;</text:span><text:span text:style-name="T34">"lista</text:span><text:span text:style-name="T28"> </text:span><text:span text:style-name="T34">aux2</text:span><text:span text:style-name="T28"> </text:span><text:span text:style-name="T34">des</text:span><text:span text:style-name="T28"> </text:span><text:span text:style-name="T34">pues</text:span><text:span text:style-name="T28"> </text:span><text:span text:style-name="T34">de</text:span><text:span text:style-name="T28"> </text:span><text:span text:style-name="T34">agregarle</text:span><text:span text:style-name="T28"> </text:span><text:span text:style-name="T34">la</text:span><text:span text:style-name="T28"> </text:span><text:span text:style-name="T34">lista</text:span><text:span text:style-name="T28"> </text:span><text:span text:style-name="T34">letras</text:span><text:span text:style-name="T28"> </text:span><text:span text:style-name="T34">a</text:span><text:span text:style-name="T28"> </text:span><text:span text:style-name="T34">partir</text:span><text:span text:style-name="T28"> </text:span><text:span text:style-name="T34">de</text:span><text:span text:style-name="T28"> </text:span><text:span text:style-name="T34">la</text:span><text:span text:style-name="T28"> </text:span><text:span text:style-name="T34">3</text:span><text:span text:style-name="T28"> </text:span><text:span text:style-name="T34">pos"</text:span><text:span text:style-name="T10">&lt;&lt;</text:span>endl<text:span text:style-name="T10">;</text:span></text:p>
      <text:p text:style-name="HTML_20_Preformatted"><text:span text:style-name="T28"><text:s text:c="5"/></text:span><text:span text:style-name="T39">for</text:span><text:span text:style-name="T11">(</text:span><text:span text:style-name="T43">list</text:span><text:span text:style-name="T27"> 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aux2.begin();it!=aux2.end();++it){</text:span></text:p>
      <text:p text:style-name="HTML_20_Preformatted"><text:span text:style-name="T27"><text:s text:c="9"/></text:span>cout<text:span text:style-name="T10">&lt;&lt;(*it)&lt;&lt;</text:span>endl<text:span text:style-name="T10">;</text:span></text:p>
      <text:p text:style-name="HTML_20_Preformatted"><text:span text:style-name="T28"><text:s text:c="5"/></text:span><text:span text:style-name="T10">}</text:span></text:p>
      <text:p text:style-name="HTML_20_Preformatted"/>
      <text:p text:style-name="HTML_20_Preformatted"/>
      <text:p text:style-name="HTML_20_Preformatted"><text:span text:style-name="T28"><text:s text:c="5"/></text:span><text:span text:style-name="T10">aux2.pop_back();</text:span><text:span text:style-name="T28"> </text:span><text:span text:style-name="T34">//saca</text:span><text:span text:style-name="T28"> </text:span><text:span text:style-name="T34">el</text:span><text:span text:style-name="T28"> </text:span><text:span text:style-name="T34">ultimo</text:span><text:span text:style-name="T28"> </text:span><text:span text:style-name="T34">elemento</text:span></text:p>
      <text:p text:style-name="HTML_20_Preformatted"><text:span text:style-name="T28"><text:s text:c="5"/></text:span>cout<text:span text:style-name="T10">&lt;&lt;</text:span><text:span text:style-name="T34">"lista</text:span><text:span text:style-name="T28"> </text:span><text:span text:style-name="T34">aux2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eliminar</text:span><text:span text:style-name="T28"> </text:span><text:span text:style-name="T34">el</text:span><text:span text:style-name="T28"> </text:span><text:span text:style-name="T34">ultimo"</text:span><text:span text:style-name="T10">&lt;&lt;</text:span>endl<text:span text:style-name="T10">;</text:span></text:p>
      <text:p text:style-name="HTML_20_Preformatted"><text:span text:style-name="T28"><text:s text:c="5"/></text:span><text:span text:style-name="T39">for</text:span><text:span text:style-name="T11">(</text:span><text:span text:style-name="T43">list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aux2.begin();it!=aux2.end();++it){</text:span></text:p>
      <text:p text:style-name="HTML_20_Preformatted"><text:span text:style-name="T27"><text:s text:c="9"/></text:span><text:span text:style-name="T38">cout</text:span><text:span text:style-name="T11">&lt;&lt;(*it)&lt;&lt;</text:span><text:span text:style-name="T38">endl</text:span><text:span text:style-name="T11">;</text:span></text:p>
      <text:p text:style-name="HTML_20_Preformatted"><text:span text:style-name="T27"><text:s text:c="9"/></text:span><text:span text:style-name="T38">cout</text:span><text:span text:style-name="T11">&lt;&lt;letras.size();</text:span></text:p>
      <text:p text:style-name="HTML_20_Preformatted"><text:span text:style-name="T27"><text:s text:c="5"/></text:span><text:span text:style-name="T10">}</text:span></text:p>
      <text:p text:style-name="HTML_20_Preformatted"/>
      <text:p text:style-name="HTML_20_Preformatted"><text:span text:style-name="T28"><text:s text:c="5"/></text:span><text:span text:style-name="T10">aux2.pop_front();</text:span><text:span text:style-name="T28"> </text:span><text:span text:style-name="T34">//saca</text:span><text:span text:style-name="T28"> </text:span><text:span text:style-name="T34">el</text:span><text:span text:style-name="T28"> </text:span><text:span text:style-name="T34">primer</text:span><text:span text:style-name="T28"> </text:span><text:span text:style-name="T34">elemento</text:span></text:p>
      <text:p text:style-name="HTML_20_Preformatted"><text:soft-page-break/><text:span text:style-name="T28"><text:s text:c="4"/></text:span>cout<text:span text:style-name="T10">&lt;&lt;</text:span><text:span text:style-name="T34">"lista</text:span><text:span text:style-name="T28"> </text:span><text:span text:style-name="T34">aux2</text:span><text:span text:style-name="T28"> </text:span><text:span text:style-name="T34">despues</text:span><text:span text:style-name="T28"> </text:span><text:span text:style-name="T34">de</text:span><text:span text:style-name="T28"> </text:span><text:span text:style-name="T34">eliminar</text:span><text:span text:style-name="T28"> </text:span><text:span text:style-name="T34">el</text:span><text:span text:style-name="T28"> </text:span><text:span text:style-name="T34">primero"</text:span><text:span text:style-name="T10">&lt;&lt;</text:span>endl<text:span text:style-name="T10">;</text:span></text:p>
      <text:p text:style-name="HTML_20_Preformatted"><text:span text:style-name="T28"><text:s text:c="4"/></text:span><text:span text:style-name="T39">for</text:span><text:span text:style-name="T11">(</text:span><text:span text:style-name="T43">list</text:span><text:span text:style-name="T11">&lt;</text:span><text:span text:style-name="T39">char</text:span><text:span text:style-name="T11">&gt;::</text:span><text:span text:style-name="T43">iterator</text:span><text:span text:style-name="T27"> </text:span><text:span text:style-name="T11">it=aux2.begin();it!=aux2.end();++it){</text:span></text:p>
      <text:p text:style-name="HTML_20_Preformatted"><text:span text:style-name="T27"><text:s text:c="8"/></text:span>cout<text:span text:style-name="T10">&lt;&lt;(*it)&lt;&lt;</text:span>endl<text:span text:style-name="T10">;</text:span></text:p>
      <text:p text:style-name="HTML_20_Preformatted"><text:span text:style-name="T28"><text:s text:c="4"/></text:span><text:span text:style-name="T10">}</text:span></text:p>
      <text:p text:style-name="HTML_20_Preformatted"/>
      <text:p text:style-name="HTML_20_Preformatted"/>
      <text:p text:style-name="HTML_20_Preformatted"><text:span text:style-name="T28"><text:s text:c="4"/></text:span><text:span text:style-name="T10">aux2.erase(itaux);</text:span><text:span text:style-name="T34">//solamente</text:span><text:span text:style-name="T28"> </text:span><text:span text:style-name="T34">se</text:span><text:span text:style-name="T28"> </text:span><text:span text:style-name="T34">puede</text:span><text:span text:style-name="T28"> </text:span><text:span text:style-name="T34">borrar</text:span><text:span text:style-name="T28"> </text:span><text:span text:style-name="T34">en</text:span><text:span text:style-name="T28"> </text:span><text:span text:style-name="T34">la</text:span><text:span text:style-name="T28"> </text:span><text:span text:style-name="T34">posicion</text:span><text:span text:style-name="T28"> </text:span><text:span text:style-name="T34">determinada</text:span><text:span text:style-name="T28"> </text:span><text:span text:style-name="T34">por</text:span><text:span text:style-name="T28"> </text:span><text:span text:style-name="T34">el</text:span><text:span text:style-name="T28"> </text:span><text:span text:style-name="T34">iterador</text:span></text:p>
      <text:p text:style-name="HTML_20_Preformatted"/>
      <text:p text:style-name="HTML_20_Preformatted"><text:span text:style-name="T28"><text:s text:c="4"/></text:span><text:span text:style-name="T39">return</text:span><text:span text:style-name="T27"> </text:span><text:span text:style-name="T24">0</text:span><text:span text:style-name="T11">;</text:span></text:p>
      <text:p text:style-name="HTML_20_Preformatted"><text:span text:style-name="T11">}</text:span></text:p>
      <text:p text:style-name="P19"/>
      <text:p text:style-name="Standard"><text:span text:style-name="T9">Deque</text:span></text:p>
      <text:p text:style-name="P21"><text:span text:style-name="T25">#include</text:span><text:span text:style-name="T29"> </text:span><text:span text:style-name="T35">&lt;stdlib.h&gt;</text:span></text:p>
      <text:p text:style-name="P21"><text:span text:style-name="T25">#include</text:span><text:span text:style-name="T29"> </text:span><text:span text:style-name="T35">&lt;deque&gt;</text:span></text:p>
      <text:p text:style-name="P21"><text:span text:style-name="T41">using</text:span><text:span text:style-name="T29"> </text:span><text:span text:style-name="T41">namespace</text:span><text:span text:style-name="T29"> </text:span><text:span text:style-name="T45">std</text:span><text:span text:style-name="T12">;</text:span></text:p>
      <text:p text:style-name="P19"/>
      <text:p text:style-name="P21"><text:span text:style-name="T41">int</text:span><text:span text:style-name="T29"> </text:span><text:span text:style-name="T12">main()</text:span></text:p>
      <text:p text:style-name="P21"><text:span text:style-name="T12">{</text:span></text:p>
      <text:p text:style-name="P21"><text:span text:style-name="T29"><text:s text:c="4"/></text:span><text:span text:style-name="T45">deque</text:span><text:span text:style-name="T12">&lt;</text:span><text:span text:style-name="T41">int</text:span><text:span text:style-name="T12">&gt;capicua;</text:span></text:p>
      <text:p text:style-name="P21"><text:span text:style-name="T29"><text:s text:c="4"/></text:span><text:span text:style-name="T41">for</text:span><text:span text:style-name="T12">(</text:span><text:span text:style-name="T41">int</text:span><text:span text:style-name="T29"> </text:span><text:span text:style-name="T12">i=</text:span><text:span text:style-name="T25">0</text:span><text:span text:style-name="T12">;i&lt;</text:span><text:span text:style-name="T25">2</text:span><text:span text:style-name="T12">;i++){</text:span></text:p>
      <text:p text:style-name="P21"><text:span text:style-name="T29"><text:s text:c="8"/></text:span><text:span text:style-name="T41">int</text:span><text:span text:style-name="T29"> </text:span><text:span text:style-name="T12">a=rand()%</text:span><text:span text:style-name="T25">10</text:span><text:span text:style-name="T12">;</text:span></text:p>
      <text:p text:style-name="P21"><text:span text:style-name="T29"><text:s text:c="8"/></text:span><text:span text:style-name="T12">capicua.push_back(a);</text:span></text:p>
      <text:p text:style-name="P21"><text:span text:style-name="T29"><text:s text:c="8"/></text:span><text:span text:style-name="T12">capicua.push_front(a);</text:span></text:p>
      <text:p text:style-name="P21"><text:span text:style-name="T29"><text:s text:c="4"/></text:span><text:span text:style-name="T12">}</text:span></text:p>
      <text:p text:style-name="P21"><text:span text:style-name="T29"><text:s text:c="4"/></text:span><text:span text:style-name="T41">for</text:span><text:span text:style-name="T12">(</text:span><text:span text:style-name="T41">int</text:span><text:span text:style-name="T29"> </text:span><text:span text:style-name="T12">i=</text:span><text:span text:style-name="T25">0</text:span><text:span text:style-name="T12">;i&lt;</text:span><text:span text:style-name="T25">4</text:span><text:span text:style-name="T12">;i++){</text:span></text:p>
      <text:p text:style-name="P21"><text:span text:style-name="T29"><text:s text:c="8"/></text:span><text:span text:style-name="T47">cout</text:span><text:span text:style-name="T12">&lt;&lt;capicua.at(i);</text:span></text:p>
      <text:p text:style-name="P21"><text:span text:style-name="T29"><text:s text:c="4"/></text:span><text:span text:style-name="T13">}</text:span></text:p>
      <text:p text:style-name="P20"/>
      <text:p text:style-name="P21"><text:span text:style-name="T30"><text:s text:c="4"/></text:span><text:span text:style-name="T48">cout</text:span><text:span text:style-name="T13">&lt;&lt;</text:span><text:span text:style-name="T36">"elimino</text:span><text:span text:style-name="T30"> </text:span><text:span text:style-name="T36">el</text:span><text:span text:style-name="T30"> </text:span><text:span text:style-name="T36">primero</text:span><text:span text:style-name="T30"> </text:span><text:span text:style-name="T36">y</text:span><text:span text:style-name="T30"> </text:span><text:span text:style-name="T36">el</text:span><text:span text:style-name="T30"> </text:span><text:span text:style-name="T36">ultimo"</text:span><text:span text:style-name="T13">&lt;&lt;</text:span><text:span text:style-name="T48">endl</text:span><text:span text:style-name="T13">;</text:span></text:p>
      <text:p text:style-name="P21"><text:span text:style-name="T30"><text:s text:c="4"/></text:span><text:span text:style-name="T41">for</text:span><text:span text:style-name="T12">(</text:span><text:span text:style-name="T41">int</text:span><text:span text:style-name="T29"> </text:span><text:span text:style-name="T12">i=</text:span><text:span text:style-name="T25">0</text:span><text:span text:style-name="T12">;i&lt;</text:span><text:span text:style-name="T25">1</text:span><text:span text:style-name="T12">;i++){</text:span></text:p>
      <text:p text:style-name="P21"><text:span text:style-name="T29"><text:s text:c="8"/></text:span><text:span text:style-name="T12">capicua.pop_back();</text:span></text:p>
      <text:p text:style-name="P21"><text:span text:style-name="T29"><text:s text:c="8"/></text:span><text:span text:style-name="T12">capicua.pop_front();</text:span></text:p>
      <text:p text:style-name="P21"><text:span text:style-name="T29"><text:s text:c="4"/></text:span><text:span text:style-name="T12">}</text:span></text:p>
      <text:p text:style-name="P19"/>
      <text:p text:style-name="P19"/>
      <text:p text:style-name="P21"><text:span text:style-name="T29"><text:s text:c="4"/></text:span><text:span text:style-name="T41">for</text:span><text:span text:style-name="T12">(</text:span><text:span text:style-name="T41">int</text:span><text:span text:style-name="T29"> </text:span><text:span text:style-name="T12">i=</text:span><text:span text:style-name="T25">0</text:span><text:span text:style-name="T12">;i&lt;</text:span><text:span text:style-name="T25">2</text:span><text:span text:style-name="T12">;i++){</text:span></text:p>
      <text:p text:style-name="P21"><text:span text:style-name="T29"><text:s text:c="8"/></text:span><text:span text:style-name="T47">cout</text:span><text:span text:style-name="T12">&lt;&lt;capicua.at(i);</text:span></text:p>
      <text:p text:style-name="P21"><text:span text:style-name="T29"><text:s text:c="4"/></text:span><text:span text:style-name="T12">}</text:span></text:p>
      <text:p text:style-name="P21"><text:span text:style-name="T29"><text:s text:c="4"/></text:span></text:p>
      <text:p text:style-name="P21"><text:span text:style-name="T29"><text:s text:c="4"/></text:span><text:span text:style-name="T47">cout</text:span><text:span text:style-name="T12">&lt;&lt;</text:span><text:span text:style-name="T47">endl</text:span><text:span text:style-name="T12">;</text:span></text:p>
      <text:p text:style-name="P21"><text:span text:style-name="T29"><text:s text:c="4"/></text:span><text:span text:style-name="T41">return</text:span><text:span text:style-name="T29"> </text:span><text:span text:style-name="T25">0</text:span><text:span text:style-name="T12">;</text:span></text:p>
      <text:p text:style-name="P21"><text:span text:style-name="T14">}</text:span></text:p>
      <text:p text:style-name="P22"/>
      <text:p text:style-name="P11"/>
      <text:p text:style-name="P24"><text:span text:style-name="T9">Ejemplos Contenedores asociativos</text:span></text:p>
      <text:p text:style-name="P19"/>
      <text:p text:style-name="Standard"><text:span text:style-name="T9">Set </text:span></text:p>
      <text:p text:style-name="P21"><text:span text:style-name="T25">#include</text:span><text:span text:style-name="T29"> </text:span><text:span text:style-name="T35">&lt;iostream&gt;</text:span></text:p>
      <text:p text:style-name="P21"><text:span text:style-name="T25">#include</text:span><text:span text:style-name="T29"> </text:span><text:span text:style-name="T35">&lt;set&gt;</text:span></text:p>
      <text:p text:style-name="P21"><text:span text:style-name="T41">using</text:span><text:span text:style-name="T29"> </text:span><text:span text:style-name="T41">namespace</text:span><text:span text:style-name="T29"> </text:span><text:span text:style-name="T45">std</text:span><text:span text:style-name="T12">;</text:span></text:p>
      <text:p text:style-name="P19"/>
      <text:p text:style-name="P21"><text:span text:style-name="T41">int</text:span><text:span text:style-name="T29"> </text:span><text:span text:style-name="T12">main()</text:span></text:p>
      <text:p text:style-name="P21"><text:span text:style-name="T12">{</text:span></text:p>
      <text:p text:style-name="P21"><text:span text:style-name="T29"><text:s text:c="4"/></text:span><text:span text:style-name="T45">set</text:span><text:span text:style-name="T12">&lt;</text:span><text:span text:style-name="T41">char</text:span><text:span text:style-name="T12">&gt;</text:span><text:span text:style-name="T29"> </text:span><text:span text:style-name="T12">conj;</text:span></text:p>
      <text:p text:style-name="P21"><text:span text:style-name="T29"><text:s text:c="4"/></text:span><text:span text:style-name="T12">conj.insert(</text:span><text:span text:style-name="T35">'A'</text:span><text:span text:style-name="T12">);</text:span></text:p>
      <text:p text:style-name="P21"><text:span text:style-name="T29"><text:s text:c="4"/></text:span><text:span text:style-name="T12">conj.insert(</text:span><text:span text:style-name="T35">'A'</text:span><text:span text:style-name="T12">);</text:span></text:p>
      <text:p text:style-name="P21"><text:span text:style-name="T29"><text:s text:c="4"/></text:span><text:span text:style-name="T12">conj.insert(</text:span><text:span text:style-name="T35">'c'</text:span><text:span text:style-name="T12">);</text:span></text:p>
      <text:p text:style-name="P21"><text:span text:style-name="T29"><text:s text:c="4"/></text:span><text:span text:style-name="T12">conj.insert(</text:span><text:span text:style-name="T35">'d'</text:span><text:span text:style-name="T12">);</text:span></text:p>
      <text:p text:style-name="P21"><text:span text:style-name="T29"><text:s text:c="4"/></text:span><text:span text:style-name="T12">conj.insert(</text:span><text:span text:style-name="T35">'B'</text:span><text:span text:style-name="T12">);</text:span></text:p>
      <text:p text:style-name="P21"><text:span text:style-name="T29"><text:s text:c="4"/></text:span><text:span text:style-name="T12">conj.insert(</text:span><text:span text:style-name="T35">'B'</text:span><text:span text:style-name="T12">);</text:span></text:p>
      <text:p text:style-name="P21"><text:span text:style-name="T29"><text:s text:c="4"/></text:span><text:span text:style-name="T12">conj.insert(</text:span><text:span text:style-name="T35">'B'</text:span><text:span text:style-name="T12">);</text:span></text:p>
      <text:p text:style-name="P21"><text:span text:style-name="T29"><text:s text:c="4"/></text:span><text:span text:style-name="T12">conj.insert(</text:span><text:span text:style-name="T35">'C'</text:span><text:span text:style-name="T12">);</text:span></text:p>
      <text:p text:style-name="P21"><text:span text:style-name="T29"><text:s text:c="4"/></text:span><text:span text:style-name="T41">for</text:span><text:span text:style-name="T12">(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29"> </text:span><text:span text:style-name="T12">it=conj.begin();it!=conj.end();++it){</text:span></text:p>
      <text:p text:style-name="P21"><text:span text:style-name="T29"><text:s text:c="8"/></text:span><text:span text:style-name="T48">cout</text:span><text:span text:style-name="T13">&lt;&lt;(*it)&lt;&lt;</text:span><text:span text:style-name="T48">endl</text:span><text:span text:style-name="T13">;</text:span></text:p>
      <text:p text:style-name="P21"><text:span text:style-name="T30"><text:s text:c="4"/></text:span><text:span text:style-name="T13">}</text:span></text:p>
      <text:p text:style-name="P20"/>
      <text:p text:style-name="P21"><text:span text:style-name="T30"><text:s text:c="4"/></text:span><text:span text:style-name="T42">int</text:span><text:span text:style-name="T30"> </text:span><text:span text:style-name="T13">c1=conj.count(</text:span><text:span text:style-name="T36">'A'</text:span><text:span text:style-name="T13">);</text:span><text:span text:style-name="T30"> </text:span><text:span text:style-name="T36">//</text:span><text:span text:style-name="T30"> </text:span><text:span text:style-name="T36">cantidad</text:span><text:span text:style-name="T30"> </text:span><text:span text:style-name="T36">de</text:span><text:span text:style-name="T30"> </text:span><text:span text:style-name="T36">veces</text:span><text:span text:style-name="T30"> </text:span><text:span text:style-name="T36">q</text:span><text:span text:style-name="T30"> </text:span><text:span text:style-name="T36">aparece</text:span><text:span text:style-name="T30"> </text:span><text:span text:style-name="T36">A</text:span></text:p>
      <text:p text:style-name="P21"><text:span text:style-name="T30"><text:s text:c="4"/></text:span></text:p>
      <text:p text:style-name="P21"><text:span text:style-name="T30"><text:s text:c="4"/></text:span><text:span text:style-name="T36">//deberia</text:span><text:span text:style-name="T30"> </text:span><text:span text:style-name="T36">dar</text:span><text:span text:style-name="T30"> </text:span><text:span text:style-name="T36">siempre</text:span><text:span text:style-name="T30"> </text:span><text:span text:style-name="T36">uno</text:span><text:span text:style-name="T30"> </text:span><text:span text:style-name="T36">ya</text:span><text:span text:style-name="T30"> </text:span><text:span text:style-name="T36">q</text:span><text:span text:style-name="T30"> </text:span><text:span text:style-name="T36">no</text:span><text:span text:style-name="T30"> </text:span><text:span text:style-name="T36">puede</text:span><text:span text:style-name="T30"> </text:span><text:span text:style-name="T36">haber</text:span><text:span text:style-name="T30"> </text:span><text:span text:style-name="T36">elementos</text:span><text:span text:style-name="T30"> </text:span><text:span text:style-name="T36">repetidos</text:span><text:span text:style-name="T30"> </text:span><text:span text:style-name="T36">en</text:span><text:span text:style-name="T30"> </text:span><text:span text:style-name="T36">un</text:span><text:span text:style-name="T30"> </text:span><text:span text:style-name="T36">set</text:span></text:p>
      <text:p text:style-name="P21"><text:span text:style-name="T30"><text:s text:c="4"/></text:span></text:p>
      <text:p text:style-name="P21"><text:span text:style-name="T30"><text:s text:c="4"/></text:span><text:span text:style-name="T48">cout</text:span><text:span text:style-name="T13">&lt;&lt;</text:span><text:span text:style-name="T36">"cantidad</text:span><text:span text:style-name="T30"> </text:span><text:span text:style-name="T36">de</text:span><text:span text:style-name="T30"> </text:span><text:span text:style-name="T36">elementos</text:span><text:span text:style-name="T30"> <text:s/></text:span><text:span text:style-name="T36">A:</text:span><text:span text:style-name="T30"> </text:span><text:span text:style-name="T36">"</text:span><text:span text:style-name="T13">&lt;&lt;c1&lt;&lt;</text:span><text:span text:style-name="T48">endl</text:span><text:span text:style-name="T13">;</text:span></text:p>
      <text:p text:style-name="P21"><text:span text:style-name="T30"><text:s text:c="4"/></text:span><text:span text:style-name="T13">c1=conj.count(</text:span><text:span text:style-name="T36">'B'</text:span><text:span text:style-name="T13">);</text:span></text:p>
      <text:p text:style-name="P21"><text:span text:style-name="T30"><text:s text:c="4"/></text:span><text:span text:style-name="T48">cout</text:span><text:span text:style-name="T13">&lt;&lt;</text:span><text:span text:style-name="T36">"cantidad</text:span><text:span text:style-name="T30"> </text:span><text:span text:style-name="T36">de</text:span><text:span text:style-name="T30"> </text:span><text:span text:style-name="T36">elementos</text:span><text:span text:style-name="T30"> <text:s/></text:span><text:span text:style-name="T36">B:</text:span><text:span text:style-name="T30"> </text:span><text:span text:style-name="T36">"</text:span><text:span text:style-name="T13">&lt;&lt;c1&lt;&lt;</text:span><text:span text:style-name="T48">endl</text:span><text:span text:style-name="T13">;</text:span></text:p>
      <text:p text:style-name="P21"><text:span text:style-name="T30"><text:s text:c="4"/></text:span><text:span text:style-name="T13">c1=conj.count(</text:span><text:span text:style-name="T36">'C'</text:span><text:span text:style-name="T13">);</text:span></text:p>
      <text:p text:style-name="P21"><text:span text:style-name="T30"><text:s text:c="4"/></text:span><text:span text:style-name="T48">cout</text:span><text:span text:style-name="T13">&lt;&lt;</text:span><text:span text:style-name="T36">"cantidad</text:span><text:span text:style-name="T30"> </text:span><text:span text:style-name="T36">de</text:span><text:span text:style-name="T30"> </text:span><text:span text:style-name="T36">elementos</text:span><text:span text:style-name="T30"> <text:s/></text:span><text:span text:style-name="T36">C:</text:span><text:span text:style-name="T30"> </text:span><text:span text:style-name="T36">"</text:span><text:span text:style-name="T13">&lt;&lt;c1&lt;&lt;</text:span><text:span text:style-name="T48">endl</text:span><text:span text:style-name="T13">;</text:span></text:p>
      <text:p text:style-name="P20"/>
      <text:p text:style-name="P21"><text:span text:style-name="T30"><text:s text:c="4"/></text:span><text:span text:style-name="T45">pair</text:span><text:span text:style-name="T12">&lt;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12">,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12">&gt;</text:span><text:span text:style-name="T29"> </text:span><text:span text:style-name="T12">p;</text:span><text:span text:style-name="T29"> </text:span></text:p>
      <text:p text:style-name="P19"/>
      <text:p text:style-name="P21"><text:span text:style-name="T29"><text:s text:c="4"/></text:span><text:span text:style-name="T13">p=conj.equal_range(</text:span><text:span text:style-name="T36">'B'</text:span><text:span text:style-name="T13">);</text:span><text:span text:style-name="T30"> <text:s text:c="2"/></text:span><text:span text:style-name="T36">//devuelve</text:span><text:span text:style-name="T30"> </text:span><text:span text:style-name="T36">el</text:span><text:span text:style-name="T30"> </text:span><text:span text:style-name="T36">rango</text:span><text:span text:style-name="T30"> </text:span><text:span text:style-name="T36">ddonde</text:span><text:span text:style-name="T30"> </text:span><text:span text:style-name="T36">aparece</text:span><text:span text:style-name="T30"> </text:span><text:span text:style-name="T36">B</text:span></text:p>
      <text:p text:style-name="P21"><text:span text:style-name="T30"><text:s text:c="4"/>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29"> </text:span><text:span text:style-name="T12">it=p.</text:span><text:span text:style-name="T50">first</text:span><text:span text:style-name="T12">;</text:span></text:p>
      <text:p text:style-name="P21"><text:span text:style-name="T29"><text:s text:c="4"/>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29"> </text:span><text:span text:style-name="T12">it2=p.</text:span><text:span text:style-name="T50">second</text:span><text:span text:style-name="T12">;</text:span></text:p>
      <text:p text:style-name="P21"><text:span text:style-name="T29"><text:s text:c="4"/></text:span><text:span text:style-name="T41">int</text:span><text:span text:style-name="T29"> </text:span><text:span text:style-name="T12">c=</text:span><text:span text:style-name="T25">0</text:span><text:span text:style-name="T12">;</text:span></text:p>
      <text:p text:style-name="P21"><text:span text:style-name="T29"><text:s text:c="4"/></text:span><text:span text:style-name="T41">for</text:span><text:span text:style-name="T12">(it;it!=it2;++it){</text:span></text:p>
      <text:p text:style-name="P21"><text:span text:style-name="T29"><text:s text:c="9"/></text:span><text:span text:style-name="T12">c++;</text:span></text:p>
      <text:p text:style-name="P21"><text:span text:style-name="T29"><text:s text:c="8"/></text:span><text:span text:style-name="T47">cout</text:span><text:span text:style-name="T12">&lt;&lt;(*it)&lt;&lt;</text:span><text:span text:style-name="T47">endl</text:span><text:span text:style-name="T12">;</text:span></text:p>
      <text:p text:style-name="P19"/>
      <text:p text:style-name="P21"><text:span text:style-name="T29"><text:s text:c="4"/></text:span><text:span text:style-name="T12">}</text:span></text:p>
      <text:p text:style-name="P19"/>
      <text:p text:style-name="P21"><text:span text:style-name="T29"><text:s text:c="4"/>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29"> </text:span><text:span text:style-name="T12">it3=conj.find(</text:span><text:span text:style-name="T35">'B'</text:span><text:span text:style-name="T12">);</text:span><text:span text:style-name="T29"> <text:s text:c="16"/></text:span><text:span text:style-name="T35">//busca</text:span><text:span text:style-name="T29"> </text:span><text:span text:style-name="T35">la</text:span><text:span text:style-name="T29"> </text:span><text:span text:style-name="T35">posicion</text:span><text:span text:style-name="T29"> </text:span><text:span text:style-name="T35">de</text:span><text:span text:style-name="T29"> </text:span><text:span text:style-name="T35">B</text:span></text:p>
      <text:p text:style-name="P21"><text:span text:style-name="T29"><text:s text:c="4"/></text:span><text:span text:style-name="T48">cout</text:span><text:span text:style-name="T13">&lt;&lt;</text:span><text:span text:style-name="T36">"clave:</text:span><text:span text:style-name="T30"> </text:span><text:span text:style-name="T36">"</text:span><text:span text:style-name="T13">&lt;&lt;(*it3)&lt;&lt;</text:span><text:span text:style-name="T48">endl</text:span><text:span text:style-name="T13">;</text:span></text:p>
      <text:p text:style-name="P20"/>
      <text:p text:style-name="P21"><text:span text:style-name="T30"><text:s text:c="4"/></text:span><text:span text:style-name="T46">set</text:span><text:span text:style-name="T13">&lt;</text:span><text:span text:style-name="T42">char</text:span><text:span text:style-name="T13">&gt;::</text:span><text:span text:style-name="T46">iterator</text:span><text:span text:style-name="T30"> </text:span><text:span text:style-name="T13">p_low=conj.lower_bound(</text:span><text:span text:style-name="T36">'B'</text:span><text:span text:style-name="T13">);</text:span><text:span text:style-name="T30"> <text:s text:c="7"/></text:span><text:span text:style-name="T36">//busca</text:span><text:span text:style-name="T30"> </text:span><text:span text:style-name="T36">B</text:span><text:span text:style-name="T30"> </text:span><text:span text:style-name="T36">y</text:span><text:span text:style-name="T30"> </text:span><text:span text:style-name="T36">se</text:span><text:span text:style-name="T30"> </text:span><text:span text:style-name="T36">para</text:span><text:span text:style-name="T30"> </text:span><text:span text:style-name="T36">antes</text:span><text:span text:style-name="T30"> </text:span><text:span text:style-name="T36">de</text:span><text:span text:style-name="T30"> </text:span><text:span text:style-name="T36">la</text:span><text:span text:style-name="T30"> </text:span><text:span text:style-name="T36">posicion</text:span><text:span text:style-name="T30"> </text:span><text:span text:style-name="T36">de</text:span><text:span text:style-name="T30"> </text:span><text:span text:style-name="T36">B</text:span></text:p>
      <text:p text:style-name="P20"/>
      <text:p text:style-name="P21"><text:span text:style-name="T30"><text:s text:c="4"/></text:span><text:span text:style-name="T46">set</text:span><text:span text:style-name="T13">&lt;</text:span><text:span text:style-name="T42">char</text:span><text:span text:style-name="T13">&gt;::</text:span><text:span text:style-name="T46">iterator</text:span><text:span text:style-name="T30"> </text:span><text:span text:style-name="T13">p_up=conj.upper_bound(</text:span><text:span text:style-name="T36">'c'</text:span><text:span text:style-name="T13">);</text:span><text:span text:style-name="T30"> <text:s text:c="8"/></text:span><text:span text:style-name="T36">//busca</text:span><text:span text:style-name="T30"> </text:span><text:span text:style-name="T36">c</text:span><text:span text:style-name="T30"> </text:span><text:span text:style-name="T36">yse</text:span><text:span text:style-name="T30"> </text:span><text:span text:style-name="T36">para</text:span><text:span text:style-name="T30"> </text:span><text:span text:style-name="T36">despues</text:span><text:span text:style-name="T30"> </text:span><text:span text:style-name="T36">de</text:span><text:span text:style-name="T30"> </text:span><text:span text:style-name="T36">la</text:span><text:span text:style-name="T30"> </text:span><text:span text:style-name="T36">posicion</text:span><text:span text:style-name="T30"> </text:span><text:span text:style-name="T36">de</text:span><text:span text:style-name="T30"> </text:span><text:span text:style-name="T36">c</text:span><text:span text:style-name="T30"> <text:s text:c="3"/></text:span></text:p>
      <text:p text:style-name="P20"><text:soft-page-break/></text:p>
      <text:p text:style-name="P21"><text:span text:style-name="T30"><text:s text:c="4"/></text:span><text:span text:style-name="T13">conj.erase(p_low,p_up);</text:span><text:span text:style-name="T30"> <text:s text:c="32"/></text:span><text:span text:style-name="T36">//borra</text:span><text:span text:style-name="T30"> </text:span><text:span text:style-name="T36">desde</text:span><text:span text:style-name="T30"> </text:span><text:span text:style-name="T36">la</text:span><text:span text:style-name="T30"> </text:span><text:span text:style-name="T36">pos</text:span><text:span text:style-name="T30"> </text:span><text:span text:style-name="T36">de</text:span><text:span text:style-name="T30"> </text:span><text:span text:style-name="T36">B</text:span><text:span text:style-name="T30"> </text:span><text:span text:style-name="T36">hasta</text:span><text:span text:style-name="T30"> </text:span><text:span text:style-name="T36">la</text:span><text:span text:style-name="T30"> </text:span><text:span text:style-name="T36">pos</text:span><text:span text:style-name="T30"> </text:span><text:span text:style-name="T36">de</text:span><text:span text:style-name="T30"> </text:span><text:span text:style-name="T36">c</text:span><text:span text:style-name="T30"> </text:span><text:span text:style-name="T36">inclusive</text:span></text:p>
      <text:p text:style-name="P21"><text:span text:style-name="T30"><text:s text:c="4"/></text:span><text:span text:style-name="T48">cout</text:span><text:span text:style-name="T13">&lt;&lt;</text:span><text:span text:style-name="T36">"mostrar</text:span><text:span text:style-name="T30"> </text:span><text:span text:style-name="T36">despues</text:span><text:span text:style-name="T30"> </text:span><text:span text:style-name="T36">del</text:span><text:span text:style-name="T30"> </text:span><text:span text:style-name="T36">erase"</text:span><text:span text:style-name="T13">&lt;&lt;</text:span><text:span text:style-name="T48">endl</text:span><text:span text:style-name="T13">;</text:span></text:p>
      <text:p text:style-name="P21"><text:span text:style-name="T30"><text:s text:c="4"/></text:span><text:span text:style-name="T41">for</text:span><text:span text:style-name="T12">(</text:span><text:span text:style-name="T45">set</text:span><text:span text:style-name="T12">&lt;</text:span><text:span text:style-name="T41">char</text:span><text:span text:style-name="T12">&gt;::</text:span><text:span text:style-name="T45">iterator</text:span><text:span text:style-name="T29"> </text:span><text:span text:style-name="T12">it=conj.begin();it!=conj.end();++it){</text:span></text:p>
      <text:p text:style-name="P21"><text:span text:style-name="T29"><text:s text:c="8"/></text:span><text:span text:style-name="T47">cout</text:span><text:span text:style-name="T12">&lt;&lt;(*it)&lt;&lt;</text:span><text:span text:style-name="T47">endl</text:span><text:span text:style-name="T12">;</text:span></text:p>
      <text:p text:style-name="P21"><text:span text:style-name="T32"><text:s text:c="4"/></text:span><text:span text:style-name="T14">}</text:span></text:p>
      <text:p text:style-name="P22"/>
      <text:p text:style-name="Standard"><text:span text:style-name="T9">Map</text:span></text:p>
      <text:p text:style-name="P22"/>
      <text:p text:style-name="HTML_20_Preformatted"><text:span text:style-name="T24">#include</text:span><text:span text:style-name="T27"> </text:span><text:span text:style-name="T33">&lt;iostream&gt;</text:span></text:p>
      <text:p text:style-name="HTML_20_Preformatted"><text:span text:style-name="T24">#include</text:span><text:span text:style-name="T27"> </text:span><text:span text:style-name="T33">&lt;map&gt;</text:span></text:p>
      <text:p text:style-name="HTML_20_Preformatted"><text:span text:style-name="T24">#include</text:span><text:span text:style-name="T27"> </text:span><text:span text:style-name="T33">&lt;vector&gt;</text:span></text:p>
      <text:p text:style-name="HTML_20_Preformatted"><text:span text:style-name="T39">using</text:span><text:span text:style-name="T27"> </text:span><text:span text:style-name="T39">namespace</text:span><text:span text:style-name="T27"> </text:span><text:span text:style-name="T43">std</text:span><text:span text:style-name="T11">;</text:span></text:p>
      <text:p text:style-name="P30"/>
      <text:p text:style-name="HTML_20_Preformatted"><text:span text:style-name="T39">int</text:span><text:span text:style-name="T27"> </text:span><text:span text:style-name="T11">main()</text:span></text:p>
      <text:p text:style-name="HTML_20_Preformatted"><text:span text:style-name="T11">{</text:span></text:p>
      <text:p text:style-name="HTML_20_Preformatted"><text:span text:style-name="T27"><text:s text:c="4"/></text:span><text:span text:style-name="T43">map</text:span><text:span text:style-name="T11">&lt;</text:span><text:span text:style-name="T43">string</text:span><text:span text:style-name="T11">,</text:span><text:span text:style-name="T39">int</text:span><text:span text:style-name="T11">&gt;</text:span><text:span text:style-name="T27"> </text:span><text:span text:style-name="T11">palabras;</text:span></text:p>
      <text:p text:style-name="P30"/>
      <text:p text:style-name="HTML_20_Preformatted"><text:span text:style-name="T27"><text:s text:c="5"/></text:span><text:span text:style-name="T43">vector</text:span><text:span text:style-name="T11">&lt;</text:span><text:span text:style-name="T43">string</text:span><text:span text:style-name="T11">&gt;</text:span><text:span text:style-name="T27"> </text:span><text:span text:style-name="T11">nombres;</text:span></text:p>
      <text:p text:style-name="HTML_20_Preformatted"><text:span text:style-name="T27"><text:s text:c="5"/></text:span><text:span text:style-name="T11">nombres.push_back(</text:span><text:span text:style-name="T33">"tonga"</text:span><text:span text:style-name="T11">);</text:span></text:p>
      <text:p text:style-name="HTML_20_Preformatted"><text:span text:style-name="T27"><text:s text:c="5"/></text:span><text:span text:style-name="T11">nombres.push_back(</text:span><text:span text:style-name="T33">"mauro"</text:span><text:span text:style-name="T11">);</text:span></text:p>
      <text:p text:style-name="HTML_20_Preformatted"><text:span text:style-name="T27"><text:s text:c="5"/></text:span><text:span text:style-name="T11">nombres.push_back(</text:span><text:span text:style-name="T33">"tonga"</text:span><text:span text:style-name="T11">);</text:span></text:p>
      <text:p text:style-name="HTML_20_Preformatted"><text:span text:style-name="T27"><text:s text:c="5"/></text:span><text:span text:style-name="T11">nombres.push_back(</text:span><text:span text:style-name="T33">"tonga"</text:span><text:span text:style-name="T11">);</text:span></text:p>
      <text:p text:style-name="HTML_20_Preformatted"><text:span text:style-name="T27"><text:s text:c="5"/></text:span><text:span text:style-name="T11">nombres.push_back(</text:span><text:span text:style-name="T33">"tonga"</text:span><text:span text:style-name="T11">);</text:span></text:p>
      <text:p text:style-name="HTML_20_Preformatted"><text:span text:style-name="T27"><text:s text:c="5"/></text:span><text:span text:style-name="T11">nombres.push_back(</text:span><text:span text:style-name="T33">"mauro"</text:span><text:span text:style-name="T11">);</text:span></text:p>
      <text:p text:style-name="P30"/>
      <text:p text:style-name="HTML_20_Preformatted"><text:span text:style-name="T39">for</text:span><text:span text:style-name="T11">(</text:span><text:span text:style-name="T43">vector</text:span><text:span text:style-name="T11">&lt;</text:span><text:span text:style-name="T43">string</text:span><text:span text:style-name="T11">&gt;::</text:span><text:span text:style-name="T43">iterator</text:span><text:span text:style-name="T27"> </text:span><text:span text:style-name="T11">it=nombres.begin();</text:span></text:p>
      <text:p text:style-name="HTML_20_Preformatted"><text:span text:style-name="T11">it!=nombres.end();++it)</text:span></text:p>
      <text:p text:style-name="HTML_20_Preformatted"><text:span text:style-name="T11">{</text:span></text:p>
      <text:p text:style-name="HTML_20_Preformatted"><text:span text:style-name="T27"><text:s text:c="8"/></text:span><text:span text:style-name="T39">bool</text:span><text:span text:style-name="T27"> </text:span><text:span text:style-name="T11">esta=</text:span><text:span text:style-name="T39">false</text:span><text:span text:style-name="T11">;</text:span></text:p>
      <text:p text:style-name="P30"/>
      <text:p text:style-name="HTML_20_Preformatted"><text:span text:style-name="T39"><text:tab/>for</text:span><text:span text:style-name="T11">(</text:span><text:span text:style-name="T43">map</text:span><text:span text:style-name="T11">&lt;</text:span><text:span text:style-name="T43">string</text:span><text:span text:style-name="T11">,</text:span><text:span text:style-name="T39">int</text:span><text:span text:style-name="T11">&gt;::</text:span><text:span text:style-name="T43">iterator </text:span><text:span text:style-name="T11">it2=palabras.begin();</text:span></text:p>
      <text:p text:style-name="HTML_20_Preformatted"><text:span text:style-name="T11"><text:tab/>it2!=palabras.end();++it2){</text:span></text:p>
      <text:p text:style-name="HTML_20_Preformatted"><text:span text:style-name="T27"><text:s text:c="12"/></text:span><text:span text:style-name="T39">if</text:span><text:span text:style-name="T11">((*it)==((*it2).</text:span><text:span text:style-name="T38">first</text:span><text:span text:style-name="T11">))</text:span></text:p>
      <text:p text:style-name="HTML_20_Preformatted"><text:span text:style-name="T27"><text:s text:c="12"/></text:span><text:span text:style-name="T11">{</text:span></text:p>
      <text:p text:style-name="HTML_20_Preformatted"><text:span text:style-name="T27"><text:s text:c="15"/></text:span><text:span text:style-name="T11">esta=</text:span><text:span text:style-name="T39">true</text:span><text:span text:style-name="T11">;</text:span></text:p>
      <text:p text:style-name="HTML_20_Preformatted"><text:span text:style-name="T27"><text:s text:c="15"/></text:span><text:span text:style-name="T11">(*it2).</text:span><text:span text:style-name="T38">second</text:span><text:span text:style-name="T11">++;</text:span></text:p>
      <text:p text:style-name="HTML_20_Preformatted"><text:span text:style-name="T27"><text:s text:c="12"/></text:span><text:span text:style-name="T11">}</text:span></text:p>
      <text:p text:style-name="P30"/>
      <text:p text:style-name="HTML_20_Preformatted"><text:span text:style-name="T27"><text:s text:c="9"/></text:span><text:span text:style-name="T11">}</text:span></text:p>
      <text:p text:style-name="HTML_20_Preformatted"><text:span text:style-name="T27"><text:s text:c="7"/></text:span><text:span text:style-name="T39">if</text:span><text:span text:style-name="T11">(esta==</text:span><text:span text:style-name="T39">false</text:span><text:span text:style-name="T11">){</text:span></text:p>
      <text:p text:style-name="HTML_20_Preformatted"><text:span text:style-name="T27"><text:s text:c="12"/></text:span><text:span text:style-name="T11">palabras.insert(make_pair((*it),</text:span><text:span text:style-name="T24">1</text:span><text:span text:style-name="T11">));</text:span></text:p>
      <text:p text:style-name="P30"/>
      <text:p text:style-name="HTML_20_Preformatted"><text:span text:style-name="T27"><text:s text:c="6"/></text:span><text:span text:style-name="T11">}</text:span></text:p>
      <text:p text:style-name="HTML_20_Preformatted"><text:span text:style-name="T27"><text:s text:c="2"/></text:span><text:span text:style-name="T11">}</text:span></text:p>
      <text:p text:style-name="HTML_20_Preformatted"><text:span text:style-name="T27"><text:s text:c="5"/></text:span><text:span text:style-name="T39">for</text:span><text:span text:style-name="T11">(</text:span><text:span text:style-name="T43">map</text:span><text:span text:style-name="T11">&lt;</text:span><text:span text:style-name="T43">string</text:span><text:span text:style-name="T11">,</text:span><text:span text:style-name="T39">int</text:span><text:span text:style-name="T11">&gt;::</text:span><text:span text:style-name="T43">iterator</text:span><text:span text:style-name="T27"> </text:span><text:span text:style-name="T11">it2=palabras.begin();it2!=palabras.end();++it2)</text:span></text:p>
      <text:p text:style-name="HTML_20_Preformatted"><text:span text:style-name="T27"><text:s text:c="5"/></text:span><text:span text:style-name="T11">{</text:span></text:p>
      <text:p text:style-name="P30"/>
      <text:p text:style-name="HTML_20_Preformatted"><text:span text:style-name="T27"><text:s text:c="8"/></text:span><text:span text:style-name="T38">cout</text:span><text:span text:style-name="T11">&lt;&lt;</text:span><text:span text:style-name="T33">"palabra:</text:span><text:span text:style-name="T27"> </text:span><text:span text:style-name="T33">"</text:span><text:span text:style-name="T11">&lt;&lt;(*it2).</text:span><text:span text:style-name="T38">first</text:span><text:span text:style-name="T11">&lt;&lt;</text:span><text:span text:style-name="T33">"</text:span><text:span text:style-name="T27"> </text:span><text:span text:style-name="T33">aparece:</text:span><text:span text:style-name="T27"> </text:span><text:span text:style-name="T33">"</text:span><text:span text:style-name="T11">&lt;&lt;(*it2).</text:span><text:span text:style-name="T38">second</text:span><text:span text:style-name="T11">&lt;&lt;</text:span><text:span text:style-name="T38">endl</text:span><text:span text:style-name="T11">;</text:span></text:p>
      <text:p text:style-name="HTML_20_Preformatted"><text:span text:style-name="T27"><text:s text:c="5"/></text:span><text:span text:style-name="T10">}</text:span></text:p>
      <text:p text:style-name="HTML_20_Preformatted"><text:span text:style-name="T28"><text:s text:c="4"/></text:span><text:span text:style-name="T40">return</text:span><text:span text:style-name="T28"> </text:span><text:span text:style-name="T26">0</text:span><text:span text:style-name="T10">;</text:span></text:p>
      <text:p text:style-name="HTML_20_Preformatted"><text:span text:style-name="T10">}</text:span></text:p>
      <text:p text:style-name="HTML_20_Preformatte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AR" style:font-name-complex="Courier New1" style:font-family-complex="'Courier New'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style:font-name="Calibri Light" style:font-name-asian="F" style:font-name-complex="F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>
      <loext:graphic-properties draw:fill="solid" draw:fill-color="#40618b"/>
      <style:paragraph-properties fo:text-align="start"/>
      <style:text-properties fo:font-size="18pt"/>
    </style:style>
    <style:style style:name="MT1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gr1" style:family="graphic" style:parent-style-name="Frame">
      <style:graphic-properties draw:stroke="none" svg:stroke-width="0cm" draw:fill="solid" draw:fill-color="#40618b" draw:textarea-vertical-align="middle" draw:auto-grow-height="false" fo:min-height="0.979cm" fo:min-width="0.725cm" fo:padding-top="0.127cm" fo:padding-bottom="0.127cm" fo:padding-left="0.254cm" fo:padding-right="0.254cm" fo:wrap-option="wrap" fo:margin-left="0.318cm" fo:margin-right="0.323cm" fo:margin-top="0cm" fo:margin-bottom="0.005cm" style:run-through="background" style:wrap="run-through" style:number-wrapped-paragraphs="no-limit" style:vertical-pos="middle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20" draw:name="Elipse 1" draw:style-name="Mgr1" draw:text-style-name="MP3" svg:width="1.742cm" svg:height="1.742cm" svg:x="6.923cm" svg:y="-0.646cm"><text:p text:style-name="MP2"><text:span text:style-name="MT1"><text:page-number text:select-page="current">10</text:page-number></text:span></text:p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</meta:initial-creator>
    <meta:editing-cycles>6</meta:editing-cycles>
    <meta:print-date>2017-11-10T13:47:00</meta:print-date>
    <meta:creation-date>2017-11-10T01:56:00</meta:creation-date>
    <dc:date>2018-11-04T19:52:14.127313803</dc:date>
    <meta:editing-duration>PT15H33M29S</meta:editing-duration>
    <meta:generator>LibreOffice/5.1.6.2$Linux_X86_64 LibreOffice_project/10m0$Build-2</meta:generator>
    <meta:document-statistic meta:table-count="0" meta:image-count="0" meta:object-count="0" meta:page-count="21" meta:paragraph-count="579" meta:word-count="2091" meta:character-count="19625" meta:non-whitespace-character-count="1600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